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0.5075in"/>
    </style:style>
    <style:style style:name="co4" style:family="table-column">
      <style:table-column-properties fo:break-before="auto" style:column-width="0.9016in"/>
    </style:style>
    <style:style style:name="co5" style:family="table-column">
      <style:table-column-properties fo:break-before="auto" style:column-width="1.7209in"/>
    </style:style>
    <style:style style:name="co6" style:family="table-column">
      <style:table-column-properties fo:break-before="auto" style:column-width="1.6244in"/>
    </style:style>
    <style:style style:name="co7" style:family="table-column">
      <style:table-column-properties fo:break-before="auto" style:column-width="1.6563in"/>
    </style:style>
    <style:style style:name="co8" style:family="table-column">
      <style:table-column-properties fo:break-before="auto" style:column-width="1.2165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1.1409in"/>
    </style:style>
    <style:style style:name="co11" style:family="table-column">
      <style:table-column-properties fo:break-before="auto" style:column-width="1.1626in"/>
    </style:style>
    <style:style style:name="co12" style:family="table-column">
      <style:table-column-properties fo:break-before="auto" style:column-width="1.1839in"/>
    </style:style>
    <style:style style:name="co13" style:family="table-column">
      <style:table-column-properties fo:break-before="auto" style:column-width="1.406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992in"/>
    </style:style>
    <style:style style:name="co16" style:family="table-column">
      <style:table-column-properties fo:break-before="auto" style:column-width="1.2984in"/>
    </style:style>
    <style:style style:name="co17" style:family="table-column">
      <style:table-column-properties fo:break-before="auto" style:column-width="1.4311in"/>
    </style:style>
    <style:style style:name="co18" style:family="table-column">
      <style:table-column-properties fo:break-before="auto" style:column-width="1.3346in"/>
    </style:style>
    <style:style style:name="co19" style:family="table-column">
      <style:table-column-properties fo:break-before="auto" style:column-width="1.6992in"/>
    </style:style>
    <style:style style:name="co20" style:family="table-column">
      <style:table-column-properties fo:break-before="auto" style:column-width="1.528in"/>
    </style:style>
    <style:style style:name="co21" style:family="table-column">
      <style:table-column-properties fo:break-before="auto" style:column-width="1.6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tserra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rain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4" table:number-columns-repeated="16365" table:default-cell-style-name="ce1"/>
        <table:table-row table:style-name="ro1">
          <table:table-cell office:value-type="string" calcext:value-type="string">
            <text:p>Feature1</text:p>
          </table:table-cell>
          <table:table-cell office:value-type="string" calcext:value-type="string">
            <text:p>Feature2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Feature1_std</text:p>
          </table:table-cell>
          <table:table-cell office:value-type="string" calcext:value-type="string">
            <text:p>Feature2_std</text:p>
          </table:table-cell>
          <table:table-cell/>
          <table:table-cell office:value-type="string" calcext:value-type="string">
            <text:p>Weighted Sum</text:p>
          </table:table-cell>
          <table:table-cell office:value-type="string" calcext:value-type="string">
            <text:p>Predicted Label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Delta_Weight1</text:p>
          </table:table-cell>
          <table:table-cell office:value-type="string" calcext:value-type="string">
            <text:p>Delta_Weight2</text:p>
          </table:table-cell>
          <table:table-cell office:value-type="string" calcext:value-type="string">
            <text:p>Delta_Bias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] - [.A$85]) / [.A$88]" office:value-type="float" office:value="-1.40521951804558" calcext:value-type="float">
            <text:p>-1.40521951804558</text:p>
          </table:table-cell>
          <table:table-cell table:formula="of:=([.B2] - [.B$85]) / [.B$88]" office:value-type="float" office:value="-1.07453170310056" calcext:value-type="float">
            <text:p>-1.07453170310056</text:p>
          </table:table-cell>
          <table:table-cell/>
          <table:table-cell table:formula="of:=([$Perceptron_Params.B$2]*[.E2])+([$Perceptron_Params.B$3]*[.F2])+[$Perceptron_Params.B$4]" office:value-type="float" office:value="-0.154793757359135" calcext:value-type="float">
            <text:p>-0.154793757359135</text:p>
          </table:table-cell>
          <table:table-cell table:formula="of:=IF([.H2]&lt;0;0;1)" office:value-type="float" office:value="0" calcext:value-type="float">
            <text:p>0</text:p>
          </table:table-cell>
          <table:table-cell table:formula="of:=[.C2]-[.I2]" office:value-type="float" office:value="0" calcext:value-type="float">
            <text:p>0</text:p>
          </table:table-cell>
          <table:table-cell/>
          <table:table-cell table:formula="of:=[.J2]*[$Perceptron_Params.B$1]*[.E2]" office:value-type="float" office:value="-0" calcext:value-type="float">
            <text:p>0</text:p>
          </table:table-cell>
          <table:table-cell table:formula="of:=[.J2]*[$Perceptron_Params.B$1]*[.F2]" office:value-type="float" office:value="-0" calcext:value-type="float">
            <text:p>0</text:p>
          </table:table-cell>
          <table:table-cell table:formula="of:=[.J2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] - [.A$85]) / [.A$88]" office:value-type="float" office:value="-0.888187369487418" calcext:value-type="float">
            <text:p>-0.888187369487418</text:p>
          </table:table-cell>
          <table:table-cell table:formula="of:=([.B3] - [.B$85]) / [.B$88]" office:value-type="float" office:value="-0.296364485860671" calcext:value-type="float">
            <text:p>-0.296364485860671</text:p>
          </table:table-cell>
          <table:table-cell/>
          <table:table-cell table:formula="of:=([$Perceptron_Params.B$2]*[.E3])+([$Perceptron_Params.B$3]*[.F3])+[$Perceptron_Params.B$4]" office:value-type="float" office:value="0.0376410710846076" calcext:value-type="float">
            <text:p>0.0376410710846076</text:p>
          </table:table-cell>
          <table:table-cell table:formula="of:=IF([.H3]&lt;0;0;1)" office:value-type="float" office:value="1" calcext:value-type="float">
            <text:p>1</text:p>
          </table:table-cell>
          <table:table-cell table:formula="of:=[.C3]-[.I3]" office:value-type="float" office:value="0" calcext:value-type="float">
            <text:p>0</text:p>
          </table:table-cell>
          <table:table-cell/>
          <table:table-cell table:formula="of:=[.J3]*[$Perceptron_Params.B$1]*[.E3]" office:value-type="float" office:value="-0" calcext:value-type="float">
            <text:p>0</text:p>
          </table:table-cell>
          <table:table-cell table:formula="of:=[.J3]*[$Perceptron_Params.B$1]*[.F3]" office:value-type="float" office:value="-0" calcext:value-type="float">
            <text:p>0</text:p>
          </table:table-cell>
          <table:table-cell table:formula="of:=[.J3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4] - [.A$85]) / [.A$88]" office:value-type="float" office:value="0.21973866313722" calcext:value-type="float">
            <text:p>0.21973866313722</text:p>
          </table:table-cell>
          <table:table-cell table:formula="of:=([.B4] - [.B$85]) / [.B$88]" office:value-type="float" office:value="-0.600647820807037" calcext:value-type="float">
            <text:p>-0.600647820807037</text:p>
          </table:table-cell>
          <table:table-cell/>
          <table:table-cell table:formula="of:=([$Perceptron_Params.B$2]*[.E4])+([$Perceptron_Params.B$3]*[.F4])+[$Perceptron_Params.B$4]" office:value-type="float" office:value="-0.247838755217574" calcext:value-type="float">
            <text:p>-0.247838755217574</text:p>
          </table:table-cell>
          <table:table-cell table:formula="of:=IF([.H4]&lt;0;0;1)" office:value-type="float" office:value="0" calcext:value-type="float">
            <text:p>0</text:p>
          </table:table-cell>
          <table:table-cell table:formula="of:=[.C4]-[.I4]" office:value-type="float" office:value="0" calcext:value-type="float">
            <text:p>0</text:p>
          </table:table-cell>
          <table:table-cell/>
          <table:table-cell table:formula="of:=[.J4]*[$Perceptron_Params.B$1]*[.E4]" office:value-type="float" office:value="0" calcext:value-type="float">
            <text:p>0</text:p>
          </table:table-cell>
          <table:table-cell table:formula="of:=[.J4]*[$Perceptron_Params.B$1]*[.F4]" office:value-type="float" office:value="-0" calcext:value-type="float">
            <text:p>0</text:p>
          </table:table-cell>
          <table:table-cell table:formula="of:=[.J4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9.2" calcext:value-type="float">
            <text:p>89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5] - [.A$85]) / [.A$88]" office:value-type="float" office:value="1.17994122474524" calcext:value-type="float">
            <text:p>1.17994122474524</text:p>
          </table:table-cell>
          <table:table-cell table:formula="of:=([.B5] - [.B$85]) / [.B$88]" office:value-type="float" office:value="1.25498169722654" calcext:value-type="float">
            <text:p>1.25498169722654</text:p>
          </table:table-cell>
          <table:table-cell/>
          <table:table-cell table:formula="of:=([$Perceptron_Params.B$2]*[.E5])+([$Perceptron_Params.B$3]*[.F5])+[$Perceptron_Params.B$4]" office:value-type="float" office:value="0.254807989134442" calcext:value-type="float">
            <text:p>0.254807989134442</text:p>
          </table:table-cell>
          <table:table-cell table:formula="of:=IF([.H5]&lt;0;0;1)" office:value-type="float" office:value="1" calcext:value-type="float">
            <text:p>1</text:p>
          </table:table-cell>
          <table:table-cell table:formula="of:=[.C5]-[.I5]" office:value-type="float" office:value="0" calcext:value-type="float">
            <text:p>0</text:p>
          </table:table-cell>
          <table:table-cell/>
          <table:table-cell table:formula="of:=[.J5]*[$Perceptron_Params.B$1]*[.E5]" office:value-type="float" office:value="0" calcext:value-type="float">
            <text:p>0</text:p>
          </table:table-cell>
          <table:table-cell table:formula="of:=[.J5]*[$Perceptron_Params.B$1]*[.F5]" office:value-type="float" office:value="0" calcext:value-type="float">
            <text:p>0</text:p>
          </table:table-cell>
          <table:table-cell table:formula="of:=[.J5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6] - [.A$85]) / [.A$88]" office:value-type="float" office:value="-0.962049104995727" calcext:value-type="float">
            <text:p>-0.962049104995727</text:p>
          </table:table-cell>
          <table:table-cell table:formula="of:=([.B6] - [.B$85]) / [.B$88]" office:value-type="float" office:value="-1.21420274209233" calcext:value-type="float">
            <text:p>-1.21420274209233</text:p>
          </table:table-cell>
          <table:table-cell/>
          <table:table-cell table:formula="of:=([$Perceptron_Params.B$2]*[.E6])+([$Perceptron_Params.B$3]*[.F6])+[$Perceptron_Params.B$4]" office:value-type="float" office:value="-0.275341153134354" calcext:value-type="float">
            <text:p>-0.275341153134354</text:p>
          </table:table-cell>
          <table:table-cell table:formula="of:=IF([.H6]&lt;0;0;1)" office:value-type="float" office:value="0" calcext:value-type="float">
            <text:p>0</text:p>
          </table:table-cell>
          <table:table-cell table:formula="of:=[.C6]-[.I6]" office:value-type="float" office:value="0" calcext:value-type="float">
            <text:p>0</text:p>
          </table:table-cell>
          <table:table-cell/>
          <table:table-cell table:formula="of:=[.J6]*[$Perceptron_Params.B$1]*[.E6]" office:value-type="float" office:value="-0" calcext:value-type="float">
            <text:p>0</text:p>
          </table:table-cell>
          <table:table-cell table:formula="of:=[.J6]*[$Perceptron_Params.B$1]*[.F6]" office:value-type="float" office:value="-0" calcext:value-type="float">
            <text:p>0</text:p>
          </table:table-cell>
          <table:table-cell table:formula="of:=[.J6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.5" calcext:value-type="float">
            <text:p>7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] - [.A$85]) / [.A$88]" office:value-type="float" office:value="0.589047340678766" calcext:value-type="float">
            <text:p>0.589047340678766</text:p>
          </table:table-cell>
          <table:table-cell table:formula="of:=([.B7] - [.B$85]) / [.B$88]" office:value-type="float" office:value="0.721238798222256" calcext:value-type="float">
            <text:p>0.721238798222256</text:p>
          </table:table-cell>
          <table:table-cell/>
          <table:table-cell table:formula="of:=([$Perceptron_Params.B$2]*[.E7])+([$Perceptron_Params.B$3]*[.F7])+[$Perceptron_Params.B$4]" office:value-type="float" office:value="0.160730770989171" calcext:value-type="float">
            <text:p>0.160730770989171</text:p>
          </table:table-cell>
          <table:table-cell table:formula="of:=IF([.H7]&lt;0;0;1)" office:value-type="float" office:value="1" calcext:value-type="float">
            <text:p>1</text:p>
          </table:table-cell>
          <table:table-cell table:formula="of:=[.C7]-[.I7]" office:value-type="float" office:value="0" calcext:value-type="float">
            <text:p>0</text:p>
          </table:table-cell>
          <table:table-cell/>
          <table:table-cell table:formula="of:=[.J7]*[$Perceptron_Params.B$1]*[.E7]" office:value-type="float" office:value="0" calcext:value-type="float">
            <text:p>0</text:p>
          </table:table-cell>
          <table:table-cell table:formula="of:=[.J7]*[$Perceptron_Params.B$1]*[.F7]" office:value-type="float" office:value="0" calcext:value-type="float">
            <text:p>0</text:p>
          </table:table-cell>
          <table:table-cell table:formula="of:=[.J7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.9" calcext:value-type="float">
            <text:p>48.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8] - [.A$85]) / [.A$88]" office:value-type="float" office:value="-0.66660216296249" calcext:value-type="float">
            <text:p>-0.66660216296249</text:p>
          </table:table-cell>
          <table:table-cell table:formula="of:=([.B8] - [.B$85]) / [.B$88]" office:value-type="float" office:value="-0.755283613976501" calcext:value-type="float">
            <text:p>-0.755283613976501</text:p>
          </table:table-cell>
          <table:table-cell/>
          <table:table-cell table:formula="of:=([$Perceptron_Params.B$2]*[.E8])+([$Perceptron_Params.B$3]*[.F8])+[$Perceptron_Params.B$4]" office:value-type="float" office:value="-0.160334373980512" calcext:value-type="float">
            <text:p>-0.160334373980512</text:p>
          </table:table-cell>
          <table:table-cell table:formula="of:=IF([.H8]&lt;0;0;1)" office:value-type="float" office:value="0" calcext:value-type="float">
            <text:p>0</text:p>
          </table:table-cell>
          <table:table-cell table:formula="of:=[.C8]-[.I8]" office:value-type="float" office:value="0" calcext:value-type="float">
            <text:p>0</text:p>
          </table:table-cell>
          <table:table-cell/>
          <table:table-cell table:formula="of:=[.J8]*[$Perceptron_Params.B$1]*[.E8]" office:value-type="float" office:value="-0" calcext:value-type="float">
            <text:p>0</text:p>
          </table:table-cell>
          <table:table-cell table:formula="of:=[.J8]*[$Perceptron_Params.B$1]*[.F8]" office:value-type="float" office:value="-0" calcext:value-type="float">
            <text:p>0</text:p>
          </table:table-cell>
          <table:table-cell table:formula="of:=[.J8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9] - [.A$85]) / [.A$88]" office:value-type="float" office:value="1.6969733733034" calcext:value-type="float">
            <text:p>1.6969733733034</text:p>
          </table:table-cell>
          <table:table-cell table:formula="of:=([.B9] - [.B$85]) / [.B$88]" office:value-type="float" office:value="1.54430027799521" calcext:value-type="float">
            <text:p>1.54430027799521</text:p>
          </table:table-cell>
          <table:table-cell/>
          <table:table-cell table:formula="of:=([$Perceptron_Params.B$2]*[.E9])+([$Perceptron_Params.B$3]*[.F9])+[$Perceptron_Params.B$4]" office:value-type="float" office:value="0.274232930098749" calcext:value-type="float">
            <text:p>0.274232930098749</text:p>
          </table:table-cell>
          <table:table-cell table:formula="of:=IF([.H9]&lt;0;0;1)" office:value-type="float" office:value="1" calcext:value-type="float">
            <text:p>1</text:p>
          </table:table-cell>
          <table:table-cell table:formula="of:=[.C9]-[.I9]" office:value-type="float" office:value="0" calcext:value-type="float">
            <text:p>0</text:p>
          </table:table-cell>
          <table:table-cell/>
          <table:table-cell table:formula="of:=[.J9]*[$Perceptron_Params.B$1]*[.E9]" office:value-type="float" office:value="0" calcext:value-type="float">
            <text:p>0</text:p>
          </table:table-cell>
          <table:table-cell table:formula="of:=[.J9]*[$Perceptron_Params.B$1]*[.F9]" office:value-type="float" office:value="0" calcext:value-type="float">
            <text:p>0</text:p>
          </table:table-cell>
          <table:table-cell table:formula="of:=[.J9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0] - [.A$85]) / [.A$88]" office:value-type="float" office:value="-1.62680472457051" calcext:value-type="float">
            <text:p>-1.62680472457051</text:p>
          </table:table-cell>
          <table:table-cell table:formula="of:=([.B10] - [.B$85]) / [.B$88]" office:value-type="float" office:value="-1.44366230615025" calcext:value-type="float">
            <text:p>-1.44366230615025</text:p>
          </table:table-cell>
          <table:table-cell/>
          <table:table-cell table:formula="of:=([$Perceptron_Params.B$2]*[.E10])+([$Perceptron_Params.B$3]*[.F10])+[$Perceptron_Params.B$4]" office:value-type="float" office:value="-0.249875876799998" calcext:value-type="float">
            <text:p>-0.249875876799998</text:p>
          </table:table-cell>
          <table:table-cell table:formula="of:=IF([.H10]&lt;0;0;1)" office:value-type="float" office:value="0" calcext:value-type="float">
            <text:p>0</text:p>
          </table:table-cell>
          <table:table-cell table:formula="of:=[.C10]-[.I10]" office:value-type="float" office:value="0" calcext:value-type="float">
            <text:p>0</text:p>
          </table:table-cell>
          <table:table-cell/>
          <table:table-cell table:formula="of:=[.J10]*[$Perceptron_Params.B$1]*[.E10]" office:value-type="float" office:value="-0" calcext:value-type="float">
            <text:p>0</text:p>
          </table:table-cell>
          <table:table-cell table:formula="of:=[.J10]*[$Perceptron_Params.B$1]*[.F10]" office:value-type="float" office:value="-0" calcext:value-type="float">
            <text:p>0</text:p>
          </table:table-cell>
          <table:table-cell table:formula="of:=[.J10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.3" calcext:value-type="float">
            <text:p>6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1] - [.A$85]) / [.A$88]" office:value-type="float" office:value="-0.00184654338770762" calcext:value-type="float">
            <text:p>-0.00184654338770762</text:p>
          </table:table-cell>
          <table:table-cell table:formula="of:=([.B11] - [.B$85]) / [.B$88]" office:value-type="float" office:value="0.212437156180792" calcext:value-type="float">
            <text:p>0.212437156180792</text:p>
          </table:table-cell>
          <table:table-cell/>
          <table:table-cell table:formula="of:=([$Perceptron_Params.B$2]*[.E11])+([$Perceptron_Params.B$3]*[.F11])+[$Perceptron_Params.B$4]" office:value-type="float" office:value="0.0754805879193815" calcext:value-type="float">
            <text:p>0.0754805879193815</text:p>
          </table:table-cell>
          <table:table-cell table:formula="of:=IF([.H11]&lt;0;0;1)" office:value-type="float" office:value="1" calcext:value-type="float">
            <text:p>1</text:p>
          </table:table-cell>
          <table:table-cell table:formula="of:=[.C11]-[.I11]" office:value-type="float" office:value="0" calcext:value-type="float">
            <text:p>0</text:p>
          </table:table-cell>
          <table:table-cell/>
          <table:table-cell table:formula="of:=[.J11]*[$Perceptron_Params.B$1]*[.E11]" office:value-type="float" office:value="-0" calcext:value-type="float">
            <text:p>0</text:p>
          </table:table-cell>
          <table:table-cell table:formula="of:=[.J11]*[$Perceptron_Params.B$1]*[.F11]" office:value-type="float" office:value="0" calcext:value-type="float">
            <text:p>0</text:p>
          </table:table-cell>
          <table:table-cell table:formula="of:=[.J11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2] - [.A$85]) / [.A$88]" office:value-type="float" office:value="-0.297293485420944" calcext:value-type="float">
            <text:p>-0.297293485420944</text:p>
          </table:table-cell>
          <table:table-cell table:formula="of:=([.B12] - [.B$85]) / [.B$88]" office:value-type="float" office:value="-0.421070770674756" calcext:value-type="float">
            <text:p>-0.421070770674756</text:p>
          </table:table-cell>
          <table:table-cell/>
          <table:table-cell table:formula="of:=([$Perceptron_Params.B$2]*[.E12])+([$Perceptron_Params.B$3]*[.F12])+[$Perceptron_Params.B$4]" office:value-type="float" office:value="-0.10131543676283" calcext:value-type="float">
            <text:p>-0.10131543676283</text:p>
          </table:table-cell>
          <table:table-cell table:formula="of:=IF([.H12]&lt;0;0;1)" office:value-type="float" office:value="0" calcext:value-type="float">
            <text:p>0</text:p>
          </table:table-cell>
          <table:table-cell table:formula="of:=[.C12]-[.I12]" office:value-type="float" office:value="0" calcext:value-type="float">
            <text:p>0</text:p>
          </table:table-cell>
          <table:table-cell/>
          <table:table-cell table:formula="of:=[.J12]*[$Perceptron_Params.B$1]*[.E12]" office:value-type="float" office:value="-0" calcext:value-type="float">
            <text:p>0</text:p>
          </table:table-cell>
          <table:table-cell table:formula="of:=[.J12]*[$Perceptron_Params.B$1]*[.F12]" office:value-type="float" office:value="-0" calcext:value-type="float">
            <text:p>0</text:p>
          </table:table-cell>
          <table:table-cell table:formula="of:=[.J12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3] - [.A$85]) / [.A$88]" office:value-type="float" office:value="0.662909076187075" calcext:value-type="float">
            <text:p>0.662909076187075</text:p>
          </table:table-cell>
          <table:table-cell table:formula="of:=([.B13] - [.B$85]) / [.B$88]" office:value-type="float" office:value="0.796062569110706" calcext:value-type="float">
            <text:p>0.796062569110706</text:p>
          </table:table-cell>
          <table:table-cell/>
          <table:table-cell table:formula="of:=([$Perceptron_Params.B$2]*[.E13])+([$Perceptron_Params.B$3]*[.F13])+[$Perceptron_Params.B$4]" office:value-type="float" office:value="0.175359209656861" calcext:value-type="float">
            <text:p>0.175359209656861</text:p>
          </table:table-cell>
          <table:table-cell table:formula="of:=IF([.H13]&lt;0;0;1)" office:value-type="float" office:value="1" calcext:value-type="float">
            <text:p>1</text:p>
          </table:table-cell>
          <table:table-cell table:formula="of:=[.C13]-[.I13]" office:value-type="float" office:value="0" calcext:value-type="float">
            <text:p>0</text:p>
          </table:table-cell>
          <table:table-cell/>
          <table:table-cell table:formula="of:=[.J13]*[$Perceptron_Params.B$1]*[.E13]" office:value-type="float" office:value="0" calcext:value-type="float">
            <text:p>0</text:p>
          </table:table-cell>
          <table:table-cell table:formula="of:=[.J13]*[$Perceptron_Params.B$1]*[.F13]" office:value-type="float" office:value="0" calcext:value-type="float">
            <text:p>0</text:p>
          </table:table-cell>
          <table:table-cell table:formula="of:=[.J13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4] - [.A$85]) / [.A$88]" office:value-type="float" office:value="-1.10977257601235" calcext:value-type="float">
            <text:p>-1.10977257601235</text:p>
          </table:table-cell>
          <table:table-cell table:formula="of:=([.B14] - [.B$85]) / [.B$88]" office:value-type="float" office:value="-1.18926148512951" calcext:value-type="float">
            <text:p>-1.18926148512951</text:p>
          </table:table-cell>
          <table:table-cell/>
          <table:table-cell table:formula="of:=([$Perceptron_Params.B$2]*[.E14])+([$Perceptron_Params.B$3]*[.F14])+[$Perceptron_Params.B$4]" office:value-type="float" office:value="-0.242808784941365" calcext:value-type="float">
            <text:p>-0.242808784941365</text:p>
          </table:table-cell>
          <table:table-cell table:formula="of:=IF([.H14]&lt;0;0;1)" office:value-type="float" office:value="0" calcext:value-type="float">
            <text:p>0</text:p>
          </table:table-cell>
          <table:table-cell table:formula="of:=[.C14]-[.I14]" office:value-type="float" office:value="0" calcext:value-type="float">
            <text:p>0</text:p>
          </table:table-cell>
          <table:table-cell/>
          <table:table-cell table:formula="of:=[.J14]*[$Perceptron_Params.B$1]*[.E14]" office:value-type="float" office:value="-0" calcext:value-type="float">
            <text:p>0</text:p>
          </table:table-cell>
          <table:table-cell table:formula="of:=[.J14]*[$Perceptron_Params.B$1]*[.F14]" office:value-type="float" office:value="-0" calcext:value-type="float">
            <text:p>0</text:p>
          </table:table-cell>
          <table:table-cell table:formula="of:=[.J14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2.1" calcext:value-type="float">
            <text:p>92.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5] - [.A$85]) / [.A$88]" office:value-type="float" office:value="1.47538816677848" calcext:value-type="float">
            <text:p>1.47538816677848</text:p>
          </table:table-cell>
          <table:table-cell table:formula="of:=([.B15] - [.B$85]) / [.B$88]" office:value-type="float" office:value="1.39964098761087" calcext:value-type="float">
            <text:p>1.39964098761087</text:p>
          </table:table-cell>
          <table:table-cell/>
          <table:table-cell table:formula="of:=([$Perceptron_Params.B$2]*[.E15])+([$Perceptron_Params.B$3]*[.F15])+[$Perceptron_Params.B$4]" office:value-type="float" office:value="0.258594126337218" calcext:value-type="float">
            <text:p>0.258594126337218</text:p>
          </table:table-cell>
          <table:table-cell table:formula="of:=IF([.H15]&lt;0;0;1)" office:value-type="float" office:value="1" calcext:value-type="float">
            <text:p>1</text:p>
          </table:table-cell>
          <table:table-cell table:formula="of:=[.C15]-[.I15]" office:value-type="float" office:value="0" calcext:value-type="float">
            <text:p>0</text:p>
          </table:table-cell>
          <table:table-cell/>
          <table:table-cell table:formula="of:=[.J15]*[$Perceptron_Params.B$1]*[.E15]" office:value-type="float" office:value="0" calcext:value-type="float">
            <text:p>0</text:p>
          </table:table-cell>
          <table:table-cell table:formula="of:=[.J15]*[$Perceptron_Params.B$1]*[.F15]" office:value-type="float" office:value="0" calcext:value-type="float">
            <text:p>0</text:p>
          </table:table-cell>
          <table:table-cell table:formula="of:=[.J15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6] - [.A$85]) / [.A$88]" office:value-type="float" office:value="-0.814325633979108" calcext:value-type="float">
            <text:p>-0.814325633979108</text:p>
          </table:table-cell>
          <table:table-cell table:formula="of:=([.B16] - [.B$85]) / [.B$88]" office:value-type="float" office:value="-0.860036893220332" calcext:value-type="float">
            <text:p>-0.860036893220332</text:p>
          </table:table-cell>
          <table:table-cell/>
          <table:table-cell table:formula="of:=([$Perceptron_Params.B$2]*[.E16])+([$Perceptron_Params.B$3]*[.F16])+[$Perceptron_Params.B$4]" office:value-type="float" office:value="-0.173702588180026" calcext:value-type="float">
            <text:p>-0.173702588180026</text:p>
          </table:table-cell>
          <table:table-cell table:formula="of:=IF([.H16]&lt;0;0;1)" office:value-type="float" office:value="0" calcext:value-type="float">
            <text:p>0</text:p>
          </table:table-cell>
          <table:table-cell table:formula="of:=[.C16]-[.I16]" office:value-type="float" office:value="0" calcext:value-type="float">
            <text:p>0</text:p>
          </table:table-cell>
          <table:table-cell/>
          <table:table-cell table:formula="of:=[.J16]*[$Perceptron_Params.B$1]*[.E16]" office:value-type="float" office:value="-0" calcext:value-type="float">
            <text:p>0</text:p>
          </table:table-cell>
          <table:table-cell table:formula="of:=[.J16]*[$Perceptron_Params.B$1]*[.F16]" office:value-type="float" office:value="-0" calcext:value-type="float">
            <text:p>0</text:p>
          </table:table-cell>
          <table:table-cell table:formula="of:=[.J16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7] - [.A$85]) / [.A$88]" office:value-type="float" office:value="0.515185605170456" calcext:value-type="float">
            <text:p>0.515185605170456</text:p>
          </table:table-cell>
          <table:table-cell table:formula="of:=([.B17] - [.B$85]) / [.B$88]" office:value-type="float" office:value="0.616485518978425" calcext:value-type="float">
            <text:p>0.616485518978425</text:p>
          </table:table-cell>
          <table:table-cell/>
          <table:table-cell table:formula="of:=([$Perceptron_Params.B$2]*[.E17])+([$Perceptron_Params.B$3]*[.F17])+[$Perceptron_Params.B$4]" office:value-type="float" office:value="0.135509890230903" calcext:value-type="float">
            <text:p>0.135509890230903</text:p>
          </table:table-cell>
          <table:table-cell table:formula="of:=IF([.H17]&lt;0;0;1)" office:value-type="float" office:value="1" calcext:value-type="float">
            <text:p>1</text:p>
          </table:table-cell>
          <table:table-cell table:formula="of:=[.C17]-[.I17]" office:value-type="float" office:value="0" calcext:value-type="float">
            <text:p>0</text:p>
          </table:table-cell>
          <table:table-cell/>
          <table:table-cell table:formula="of:=[.J17]*[$Perceptron_Params.B$1]*[.E17]" office:value-type="float" office:value="0" calcext:value-type="float">
            <text:p>0</text:p>
          </table:table-cell>
          <table:table-cell table:formula="of:=[.J17]*[$Perceptron_Params.B$1]*[.F17]" office:value-type="float" office:value="0" calcext:value-type="float">
            <text:p>0</text:p>
          </table:table-cell>
          <table:table-cell table:formula="of:=[.J17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8] - [.A$85]) / [.A$88]" office:value-type="float" office:value="-1.33135778253727" calcext:value-type="float">
            <text:p>-1.33135778253727</text:p>
          </table:table-cell>
          <table:table-cell table:formula="of:=([.B18] - [.B$85]) / [.B$88]" office:value-type="float" office:value="-1.34888552969154" calcext:value-type="float">
            <text:p>-1.34888552969154</text:p>
          </table:table-cell>
          <table:table-cell/>
          <table:table-cell table:formula="of:=([$Perceptron_Params.B$2]*[.E18])+([$Perceptron_Params.B$3]*[.F18])+[$Perceptron_Params.B$4]" office:value-type="float" office:value="-0.263743809748184" calcext:value-type="float">
            <text:p>-0.263743809748184</text:p>
          </table:table-cell>
          <table:table-cell table:formula="of:=IF([.H18]&lt;0;0;1)" office:value-type="float" office:value="0" calcext:value-type="float">
            <text:p>0</text:p>
          </table:table-cell>
          <table:table-cell table:formula="of:=[.C18]-[.I18]" office:value-type="float" office:value="0" calcext:value-type="float">
            <text:p>0</text:p>
          </table:table-cell>
          <table:table-cell/>
          <table:table-cell table:formula="of:=[.J18]*[$Perceptron_Params.B$1]*[.E18]" office:value-type="float" office:value="-0" calcext:value-type="float">
            <text:p>0</text:p>
          </table:table-cell>
          <table:table-cell table:formula="of:=[.J18]*[$Perceptron_Params.B$1]*[.F18]" office:value-type="float" office:value="-0" calcext:value-type="float">
            <text:p>0</text:p>
          </table:table-cell>
          <table:table-cell table:formula="of:=[.J18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.8" calcext:value-type="float">
            <text:p>87.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9] - [.A$85]) / [.A$88]" office:value-type="float" office:value="1.03221775372862" calcext:value-type="float">
            <text:p>1.03221775372862</text:p>
          </table:table-cell>
          <table:table-cell table:formula="of:=([.B19] - [.B$85]) / [.B$88]" office:value-type="float" office:value="1.18514617773065" calcext:value-type="float">
            <text:p>1.18514617773065</text:p>
          </table:table-cell>
          <table:table-cell/>
          <table:table-cell table:formula="of:=([$Perceptron_Params.B$2]*[.E19])+([$Perceptron_Params.B$3]*[.F19])+[$Perceptron_Params.B$4]" office:value-type="float" office:value="0.253797624040602" calcext:value-type="float">
            <text:p>0.253797624040602</text:p>
          </table:table-cell>
          <table:table-cell table:formula="of:=IF([.H19]&lt;0;0;1)" office:value-type="float" office:value="1" calcext:value-type="float">
            <text:p>1</text:p>
          </table:table-cell>
          <table:table-cell table:formula="of:=[.C19]-[.I19]" office:value-type="float" office:value="0" calcext:value-type="float">
            <text:p>0</text:p>
          </table:table-cell>
          <table:table-cell/>
          <table:table-cell table:formula="of:=[.J19]*[$Perceptron_Params.B$1]*[.E19]" office:value-type="float" office:value="0" calcext:value-type="float">
            <text:p>0</text:p>
          </table:table-cell>
          <table:table-cell table:formula="of:=[.J19]*[$Perceptron_Params.B$1]*[.F19]" office:value-type="float" office:value="0" calcext:value-type="float">
            <text:p>0</text:p>
          </table:table-cell>
          <table:table-cell table:formula="of:=[.J19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0] - [.A$85]) / [.A$88]" office:value-type="float" office:value="-0.445016956437563" calcext:value-type="float">
            <text:p>-0.445016956437563</text:p>
          </table:table-cell>
          <table:table-cell table:formula="of:=([.B20] - [.B$85]) / [.B$88]" office:value-type="float" office:value="-0.550765306881403" calcext:value-type="float">
            <text:p>-0.550765306881403</text:p>
          </table:table-cell>
          <table:table-cell/>
          <table:table-cell table:formula="of:=([$Perceptron_Params.B$2]*[.E20])+([$Perceptron_Params.B$3]*[.F20])+[$Perceptron_Params.B$4]" office:value-type="float" office:value="-0.123510686037826" calcext:value-type="float">
            <text:p>-0.123510686037826</text:p>
          </table:table-cell>
          <table:table-cell table:formula="of:=IF([.H20]&lt;0;0;1)" office:value-type="float" office:value="0" calcext:value-type="float">
            <text:p>0</text:p>
          </table:table-cell>
          <table:table-cell table:formula="of:=[.C20]-[.I20]" office:value-type="float" office:value="0" calcext:value-type="float">
            <text:p>0</text:p>
          </table:table-cell>
          <table:table-cell/>
          <table:table-cell table:formula="of:=[.J20]*[$Perceptron_Params.B$1]*[.E20]" office:value-type="float" office:value="-0" calcext:value-type="float">
            <text:p>0</text:p>
          </table:table-cell>
          <table:table-cell table:formula="of:=[.J20]*[$Perceptron_Params.B$1]*[.F20]" office:value-type="float" office:value="-0" calcext:value-type="float">
            <text:p>0</text:p>
          </table:table-cell>
          <table:table-cell table:formula="of:=[.J20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.5" calcext:value-type="float">
            <text:p>91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1] - [.A$85]) / [.A$88]" office:value-type="float" office:value="1.32766469576186" calcext:value-type="float">
            <text:p>1.32766469576186</text:p>
          </table:table-cell>
          <table:table-cell table:formula="of:=([.B21] - [.B$85]) / [.B$88]" office:value-type="float" office:value="1.36971147925549" calcext:value-type="float">
            <text:p>1.36971147925549</text:p>
          </table:table-cell>
          <table:table-cell/>
          <table:table-cell table:formula="of:=([$Perceptron_Params.B$2]*[.E21])+([$Perceptron_Params.B$3]*[.F21])+[$Perceptron_Params.B$4]" office:value-type="float" office:value="0.271707017364149" calcext:value-type="float">
            <text:p>0.271707017364149</text:p>
          </table:table-cell>
          <table:table-cell table:formula="of:=IF([.H21]&lt;0;0;1)" office:value-type="float" office:value="1" calcext:value-type="float">
            <text:p>1</text:p>
          </table:table-cell>
          <table:table-cell table:formula="of:=[.C21]-[.I21]" office:value-type="float" office:value="0" calcext:value-type="float">
            <text:p>0</text:p>
          </table:table-cell>
          <table:table-cell/>
          <table:table-cell table:formula="of:=[.J21]*[$Perceptron_Params.B$1]*[.E21]" office:value-type="float" office:value="0" calcext:value-type="float">
            <text:p>0</text:p>
          </table:table-cell>
          <table:table-cell table:formula="of:=[.J21]*[$Perceptron_Params.B$1]*[.F21]" office:value-type="float" office:value="0" calcext:value-type="float">
            <text:p>0</text:p>
          </table:table-cell>
          <table:table-cell table:formula="of:=[.J21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2] - [.A$85]) / [.A$88]" office:value-type="float" office:value="-1.5529429890622" calcext:value-type="float">
            <text:p>-1.5529429890622</text:p>
          </table:table-cell>
          <table:table-cell table:formula="of:=([.B22] - [.B$85]) / [.B$88]" office:value-type="float" office:value="-1.37382678665436" calcext:value-type="float">
            <text:p>-1.37382678665436</text:p>
          </table:table-cell>
          <table:table-cell/>
          <table:table-cell table:formula="of:=([$Perceptron_Params.B$2]*[.E22])+([$Perceptron_Params.B$3]*[.F22])+[$Perceptron_Params.B$4]" office:value-type="float" office:value="-0.237012845147404" calcext:value-type="float">
            <text:p>-0.237012845147404</text:p>
          </table:table-cell>
          <table:table-cell table:formula="of:=IF([.H22]&lt;0;0;1)" office:value-type="float" office:value="0" calcext:value-type="float">
            <text:p>0</text:p>
          </table:table-cell>
          <table:table-cell table:formula="of:=[.C22]-[.I22]" office:value-type="float" office:value="0" calcext:value-type="float">
            <text:p>0</text:p>
          </table:table-cell>
          <table:table-cell/>
          <table:table-cell table:formula="of:=[.J22]*[$Perceptron_Params.B$1]*[.E22]" office:value-type="float" office:value="-0" calcext:value-type="float">
            <text:p>0</text:p>
          </table:table-cell>
          <table:table-cell table:formula="of:=[.J22]*[$Perceptron_Params.B$1]*[.F22]" office:value-type="float" office:value="-0" calcext:value-type="float">
            <text:p>0</text:p>
          </table:table-cell>
          <table:table-cell table:formula="of:=[.J22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.9" calcext:value-type="float">
            <text:p>7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3] - [.A$85]) / [.A$88]" office:value-type="float" office:value="0.367462134153838" calcext:value-type="float">
            <text:p>0.367462134153838</text:p>
          </table:table-cell>
          <table:table-cell table:formula="of:=([.B23] - [.B$85]) / [.B$88]" office:value-type="float" office:value="0.34213169238744" calcext:value-type="float">
            <text:p>0.34213169238744</text:p>
          </table:table-cell>
          <table:table-cell/>
          <table:table-cell table:formula="of:=([$Perceptron_Params.B$2]*[.E23])+([$Perceptron_Params.B$3]*[.F23])+[$Perceptron_Params.B$4]" office:value-type="float" office:value="0.0621178375181155" calcext:value-type="float">
            <text:p>0.0621178375181155</text:p>
          </table:table-cell>
          <table:table-cell table:formula="of:=IF([.H23]&lt;0;0;1)" office:value-type="float" office:value="1" calcext:value-type="float">
            <text:p>1</text:p>
          </table:table-cell>
          <table:table-cell table:formula="of:=[.C23]-[.I23]" office:value-type="float" office:value="0" calcext:value-type="float">
            <text:p>0</text:p>
          </table:table-cell>
          <table:table-cell/>
          <table:table-cell table:formula="of:=[.J23]*[$Perceptron_Params.B$1]*[.E23]" office:value-type="float" office:value="0" calcext:value-type="float">
            <text:p>0</text:p>
          </table:table-cell>
          <table:table-cell table:formula="of:=[.J23]*[$Perceptron_Params.B$1]*[.F23]" office:value-type="float" office:value="0" calcext:value-type="float">
            <text:p>0</text:p>
          </table:table-cell>
          <table:table-cell table:formula="of:=[.J23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4] - [.A$85]) / [.A$88]" office:value-type="float" office:value="-0.592740427454181" calcext:value-type="float">
            <text:p>-0.592740427454181</text:p>
          </table:table-cell>
          <table:table-cell table:formula="of:=([.B24] - [.B$85]) / [.B$88]" office:value-type="float" office:value="-0.725354105621121" calcext:value-type="float">
            <text:p>-0.725354105621121</text:p>
          </table:table-cell>
          <table:table-cell/>
          <table:table-cell table:formula="of:=([$Perceptron_Params.B$2]*[.E24])+([$Perceptron_Params.B$3]*[.F24])+[$Perceptron_Params.B$4]" office:value-type="float" office:value="-0.161594598448688" calcext:value-type="float">
            <text:p>-0.161594598448688</text:p>
          </table:table-cell>
          <table:table-cell table:formula="of:=IF([.H24]&lt;0;0;1)" office:value-type="float" office:value="0" calcext:value-type="float">
            <text:p>0</text:p>
          </table:table-cell>
          <table:table-cell table:formula="of:=[.C24]-[.I24]" office:value-type="float" office:value="0" calcext:value-type="float">
            <text:p>0</text:p>
          </table:table-cell>
          <table:table-cell/>
          <table:table-cell table:formula="of:=[.J24]*[$Perceptron_Params.B$1]*[.E24]" office:value-type="float" office:value="-0" calcext:value-type="float">
            <text:p>0</text:p>
          </table:table-cell>
          <table:table-cell table:formula="of:=[.J24]*[$Perceptron_Params.B$1]*[.F24]" office:value-type="float" office:value="-0" calcext:value-type="float">
            <text:p>0</text:p>
          </table:table-cell>
          <table:table-cell table:formula="of:=[.J24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5] - [.A$85]) / [.A$88]" office:value-type="float" office:value="0.810632547203693" calcext:value-type="float">
            <text:p>0.810632547203693</text:p>
          </table:table-cell>
          <table:table-cell table:formula="of:=([.B25] - [.B$85]) / [.B$88]" office:value-type="float" office:value="0.905804099747101" calcext:value-type="float">
            <text:p>0.905804099747101</text:p>
          </table:table-cell>
          <table:table-cell/>
          <table:table-cell table:formula="of:=([$Perceptron_Params.B$2]*[.E25])+([$Perceptron_Params.B$3]*[.F25])+[$Perceptron_Params.B$4]" office:value-type="float" office:value="0.190492830871472" calcext:value-type="float">
            <text:p>0.190492830871472</text:p>
          </table:table-cell>
          <table:table-cell table:formula="of:=IF([.H25]&lt;0;0;1)" office:value-type="float" office:value="1" calcext:value-type="float">
            <text:p>1</text:p>
          </table:table-cell>
          <table:table-cell table:formula="of:=[.C25]-[.I25]" office:value-type="float" office:value="0" calcext:value-type="float">
            <text:p>0</text:p>
          </table:table-cell>
          <table:table-cell/>
          <table:table-cell table:formula="of:=[.J25]*[$Perceptron_Params.B$1]*[.E25]" office:value-type="float" office:value="0" calcext:value-type="float">
            <text:p>0</text:p>
          </table:table-cell>
          <table:table-cell table:formula="of:=[.J25]*[$Perceptron_Params.B$1]*[.F25]" office:value-type="float" office:value="0" calcext:value-type="float">
            <text:p>0</text:p>
          </table:table-cell>
          <table:table-cell table:formula="of:=[.J25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6] - [.A$85]) / [.A$88]" office:value-type="float" office:value="-1.18363431152065" calcext:value-type="float">
            <text:p>-1.18363431152065</text:p>
          </table:table-cell>
          <table:table-cell table:formula="of:=([.B26] - [.B$85]) / [.B$88]" office:value-type="float" office:value="-1.24912050184028" calcext:value-type="float">
            <text:p>-1.24912050184028</text:p>
          </table:table-cell>
          <table:table-cell/>
          <table:table-cell table:formula="of:=([$Perceptron_Params.B$2]*[.E26])+([$Perceptron_Params.B$3]*[.F26])+[$Perceptron_Params.B$4]" office:value-type="float" office:value="-0.252141002563766" calcext:value-type="float">
            <text:p>-0.252141002563766</text:p>
          </table:table-cell>
          <table:table-cell table:formula="of:=IF([.H26]&lt;0;0;1)" office:value-type="float" office:value="0" calcext:value-type="float">
            <text:p>0</text:p>
          </table:table-cell>
          <table:table-cell table:formula="of:=[.C26]-[.I26]" office:value-type="float" office:value="0" calcext:value-type="float">
            <text:p>0</text:p>
          </table:table-cell>
          <table:table-cell/>
          <table:table-cell table:formula="of:=[.J26]*[$Perceptron_Params.B$1]*[.E26]" office:value-type="float" office:value="-0" calcext:value-type="float">
            <text:p>0</text:p>
          </table:table-cell>
          <table:table-cell table:formula="of:=[.J26]*[$Perceptron_Params.B$1]*[.F26]" office:value-type="float" office:value="-0" calcext:value-type="float">
            <text:p>0</text:p>
          </table:table-cell>
          <table:table-cell table:formula="of:=[.J26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7] - [.A$85]) / [.A$88]" office:value-type="float" office:value="1.25380296025355" calcext:value-type="float">
            <text:p>1.25380296025355</text:p>
          </table:table-cell>
          <table:table-cell table:formula="of:=([.B27] - [.B$85]) / [.B$88]" office:value-type="float" office:value="1.29488770836704" calcext:value-type="float">
            <text:p>1.29488770836704</text:p>
          </table:table-cell>
          <table:table-cell/>
          <table:table-cell table:formula="of:=([$Perceptron_Params.B$2]*[.E27])+([$Perceptron_Params.B$3]*[.F27])+[$Perceptron_Params.B$4]" office:value-type="float" office:value="0.257078578696458" calcext:value-type="float">
            <text:p>0.257078578696458</text:p>
          </table:table-cell>
          <table:table-cell table:formula="of:=IF([.H27]&lt;0;0;1)" office:value-type="float" office:value="1" calcext:value-type="float">
            <text:p>1</text:p>
          </table:table-cell>
          <table:table-cell table:formula="of:=[.C27]-[.I27]" office:value-type="float" office:value="0" calcext:value-type="float">
            <text:p>0</text:p>
          </table:table-cell>
          <table:table-cell/>
          <table:table-cell table:formula="of:=[.J27]*[$Perceptron_Params.B$1]*[.E27]" office:value-type="float" office:value="0" calcext:value-type="float">
            <text:p>0</text:p>
          </table:table-cell>
          <table:table-cell table:formula="of:=[.J27]*[$Perceptron_Params.B$1]*[.F27]" office:value-type="float" office:value="0" calcext:value-type="float">
            <text:p>0</text:p>
          </table:table-cell>
          <table:table-cell table:formula="of:=[.J27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8] - [.A$85]) / [.A$88]" office:value-type="float" office:value="-0.0757082788960168" calcext:value-type="float">
            <text:p>-0.0757082788960168</text:p>
          </table:table-cell>
          <table:table-cell table:formula="of:=([.B28] - [.B$85]) / [.B$88]" office:value-type="float" office:value="-0.201587709401967" calcext:value-type="float">
            <text:p>-0.201587709401967</text:p>
          </table:table-cell>
          <table:table-cell/>
          <table:table-cell table:formula="of:=([$Perceptron_Params.B$2]*[.E28])+([$Perceptron_Params.B$3]*[.F28])+[$Perceptron_Params.B$4]" office:value-type="float" office:value="-0.0591955277748558" calcext:value-type="float">
            <text:p>-0.0591955277748558</text:p>
          </table:table-cell>
          <table:table-cell table:formula="of:=IF([.H28]&lt;0;0;1)" office:value-type="float" office:value="0" calcext:value-type="float">
            <text:p>0</text:p>
          </table:table-cell>
          <table:table-cell table:formula="of:=[.C28]-[.I28]" office:value-type="float" office:value="0" calcext:value-type="float">
            <text:p>0</text:p>
          </table:table-cell>
          <table:table-cell/>
          <table:table-cell table:formula="of:=[.J28]*[$Perceptron_Params.B$1]*[.E28]" office:value-type="float" office:value="-0" calcext:value-type="float">
            <text:p>0</text:p>
          </table:table-cell>
          <table:table-cell table:formula="of:=[.J28]*[$Perceptron_Params.B$1]*[.F28]" office:value-type="float" office:value="-0" calcext:value-type="float">
            <text:p>0</text:p>
          </table:table-cell>
          <table:table-cell table:formula="of:=[.J28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9] - [.A$85]) / [.A$88]" office:value-type="float" office:value="0.145876927628911" calcext:value-type="float">
            <text:p>0.145876927628911</text:p>
          </table:table-cell>
          <table:table-cell table:formula="of:=([.B29] - [.B$85]) / [.B$88]" office:value-type="float" office:value="0.347119943780003" calcext:value-type="float">
            <text:p>0.347119943780003</text:p>
          </table:table-cell>
          <table:table-cell/>
          <table:table-cell table:formula="of:=([$Perceptron_Params.B$2]*[.E29])+([$Perceptron_Params.B$3]*[.F29])+[$Perceptron_Params.B$4]" office:value-type="float" office:value="0.0994412442094733" calcext:value-type="float">
            <text:p>0.0994412442094733</text:p>
          </table:table-cell>
          <table:table-cell table:formula="of:=IF([.H29]&lt;0;0;1)" office:value-type="float" office:value="1" calcext:value-type="float">
            <text:p>1</text:p>
          </table:table-cell>
          <table:table-cell table:formula="of:=[.C29]-[.I29]" office:value-type="float" office:value="0" calcext:value-type="float">
            <text:p>0</text:p>
          </table:table-cell>
          <table:table-cell/>
          <table:table-cell table:formula="of:=[.J29]*[$Perceptron_Params.B$1]*[.E29]" office:value-type="float" office:value="0" calcext:value-type="float">
            <text:p>0</text:p>
          </table:table-cell>
          <table:table-cell table:formula="of:=[.J29]*[$Perceptron_Params.B$1]*[.F29]" office:value-type="float" office:value="0" calcext:value-type="float">
            <text:p>0</text:p>
          </table:table-cell>
          <table:table-cell table:formula="of:=[.J29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0] - [.A$85]) / [.A$88]" office:value-type="float" office:value="-0.888187369487418" calcext:value-type="float">
            <text:p>-0.888187369487418</text:p>
          </table:table-cell>
          <table:table-cell table:formula="of:=([.B30] - [.B$85]) / [.B$88]" office:value-type="float" office:value="-0.949825418286473" calcext:value-type="float">
            <text:p>-0.949825418286473</text:p>
          </table:table-cell>
          <table:table-cell/>
          <table:table-cell table:formula="of:=([$Perceptron_Params.B$2]*[.E30])+([$Perceptron_Params.B$3]*[.F30])+[$Perceptron_Params.B$4]" office:value-type="float" office:value="-0.193627247893005" calcext:value-type="float">
            <text:p>-0.193627247893005</text:p>
          </table:table-cell>
          <table:table-cell table:formula="of:=IF([.H30]&lt;0;0;1)" office:value-type="float" office:value="0" calcext:value-type="float">
            <text:p>0</text:p>
          </table:table-cell>
          <table:table-cell table:formula="of:=[.C30]-[.I30]" office:value-type="float" office:value="0" calcext:value-type="float">
            <text:p>0</text:p>
          </table:table-cell>
          <table:table-cell/>
          <table:table-cell table:formula="of:=[.J30]*[$Perceptron_Params.B$1]*[.E30]" office:value-type="float" office:value="-0" calcext:value-type="float">
            <text:p>0</text:p>
          </table:table-cell>
          <table:table-cell table:formula="of:=[.J30]*[$Perceptron_Params.B$1]*[.F30]" office:value-type="float" office:value="-0" calcext:value-type="float">
            <text:p>0</text:p>
          </table:table-cell>
          <table:table-cell table:formula="of:=[.J30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1] - [.A$85]) / [.A$88]" office:value-type="float" office:value="0.958356018220311" calcext:value-type="float">
            <text:p>0.958356018220311</text:p>
          </table:table-cell>
          <table:table-cell table:formula="of:=([.B31] - [.B$85]) / [.B$88]" office:value-type="float" office:value="0.995592624813241" calcext:value-type="float">
            <text:p>0.995592624813241</text:p>
          </table:table-cell>
          <table:table-cell/>
          <table:table-cell table:formula="of:=([$Perceptron_Params.B$2]*[.E31])+([$Perceptron_Params.B$3]*[.F31])+[$Perceptron_Params.B$4]" office:value-type="float" office:value="0.198564824025697" calcext:value-type="float">
            <text:p>0.198564824025697</text:p>
          </table:table-cell>
          <table:table-cell table:formula="of:=IF([.H31]&lt;0;0;1)" office:value-type="float" office:value="1" calcext:value-type="float">
            <text:p>1</text:p>
          </table:table-cell>
          <table:table-cell table:formula="of:=[.C31]-[.I31]" office:value-type="float" office:value="0" calcext:value-type="float">
            <text:p>0</text:p>
          </table:table-cell>
          <table:table-cell/>
          <table:table-cell table:formula="of:=[.J31]*[$Perceptron_Params.B$1]*[.E31]" office:value-type="float" office:value="0" calcext:value-type="float">
            <text:p>0</text:p>
          </table:table-cell>
          <table:table-cell table:formula="of:=[.J31]*[$Perceptron_Params.B$1]*[.F31]" office:value-type="float" office:value="0" calcext:value-type="float">
            <text:p>0</text:p>
          </table:table-cell>
          <table:table-cell table:formula="of:=[.J31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2] - [.A$85]) / [.A$88]" office:value-type="float" office:value="-1.47908125355389" calcext:value-type="float">
            <text:p>-1.47908125355389</text:p>
          </table:table-cell>
          <table:table-cell table:formula="of:=([.B32] - [.B$85]) / [.B$88]" office:value-type="float" office:value="-1.39876804361718" calcext:value-type="float">
            <text:p>-1.39876804361718</text:p>
          </table:table-cell>
          <table:table-cell/>
          <table:table-cell table:formula="of:=([$Perceptron_Params.B$2]*[.E32])+([$Perceptron_Params.B$3]*[.F32])+[$Perceptron_Params.B$4]" office:value-type="float" office:value="-0.257692546781639" calcext:value-type="float">
            <text:p>-0.257692546781639</text:p>
          </table:table-cell>
          <table:table-cell table:formula="of:=IF([.H32]&lt;0;0;1)" office:value-type="float" office:value="0" calcext:value-type="float">
            <text:p>0</text:p>
          </table:table-cell>
          <table:table-cell table:formula="of:=[.C32]-[.I32]" office:value-type="float" office:value="0" calcext:value-type="float">
            <text:p>0</text:p>
          </table:table-cell>
          <table:table-cell/>
          <table:table-cell table:formula="of:=[.J32]*[$Perceptron_Params.B$1]*[.E32]" office:value-type="float" office:value="-0" calcext:value-type="float">
            <text:p>0</text:p>
          </table:table-cell>
          <table:table-cell table:formula="of:=[.J32]*[$Perceptron_Params.B$1]*[.F32]" office:value-type="float" office:value="-0" calcext:value-type="float">
            <text:p>0</text:p>
          </table:table-cell>
          <table:table-cell table:formula="of:=[.J32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3] - [.A$85]) / [.A$88]" office:value-type="float" office:value="1.54924990228678" calcext:value-type="float">
            <text:p>1.54924990228678</text:p>
          </table:table-cell>
          <table:table-cell table:formula="of:=([.B33] - [.B$85]) / [.B$88]" office:value-type="float" office:value="1.44453525014394" calcext:value-type="float">
            <text:p>1.44453525014394</text:p>
          </table:table-cell>
          <table:table-cell/>
          <table:table-cell table:formula="of:=([$Perceptron_Params.B$2]*[.E33])+([$Perceptron_Params.B$3]*[.F33])+[$Perceptron_Params.B$4]" office:value-type="float" office:value="0.262630122914331" calcext:value-type="float">
            <text:p>0.262630122914331</text:p>
          </table:table-cell>
          <table:table-cell table:formula="of:=IF([.H33]&lt;0;0;1)" office:value-type="float" office:value="1" calcext:value-type="float">
            <text:p>1</text:p>
          </table:table-cell>
          <table:table-cell table:formula="of:=[.C33]-[.I33]" office:value-type="float" office:value="0" calcext:value-type="float">
            <text:p>0</text:p>
          </table:table-cell>
          <table:table-cell/>
          <table:table-cell table:formula="of:=[.J33]*[$Perceptron_Params.B$1]*[.E33]" office:value-type="float" office:value="0" calcext:value-type="float">
            <text:p>0</text:p>
          </table:table-cell>
          <table:table-cell table:formula="of:=[.J33]*[$Perceptron_Params.B$1]*[.F33]" office:value-type="float" office:value="0" calcext:value-type="float">
            <text:p>0</text:p>
          </table:table-cell>
          <table:table-cell table:formula="of:=[.J33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4] - [.A$85]) / [.A$88]" office:value-type="float" office:value="-0.371155220929253" calcext:value-type="float">
            <text:p>-0.371155220929253</text:p>
          </table:table-cell>
          <table:table-cell table:formula="of:=([.B34] - [.B$85]) / [.B$88]" office:value-type="float" office:value="-0.50088279295577" calcext:value-type="float">
            <text:p>-0.50088279295577</text:p>
          </table:table-cell>
          <table:table-cell/>
          <table:table-cell table:formula="of:=([$Perceptron_Params.B$2]*[.E34])+([$Perceptron_Params.B$3]*[.F34])+[$Perceptron_Params.B$4]" office:value-type="float" office:value="-0.117709282445617" calcext:value-type="float">
            <text:p>-0.117709282445617</text:p>
          </table:table-cell>
          <table:table-cell table:formula="of:=IF([.H34]&lt;0;0;1)" office:value-type="float" office:value="0" calcext:value-type="float">
            <text:p>0</text:p>
          </table:table-cell>
          <table:table-cell table:formula="of:=[.C34]-[.I34]" office:value-type="float" office:value="0" calcext:value-type="float">
            <text:p>0</text:p>
          </table:table-cell>
          <table:table-cell/>
          <table:table-cell table:formula="of:=[.J34]*[$Perceptron_Params.B$1]*[.E34]" office:value-type="float" office:value="-0" calcext:value-type="float">
            <text:p>0</text:p>
          </table:table-cell>
          <table:table-cell table:formula="of:=[.J34]*[$Perceptron_Params.B$1]*[.F34]" office:value-type="float" office:value="-0" calcext:value-type="float">
            <text:p>0</text:p>
          </table:table-cell>
          <table:table-cell table:formula="of:=[.J34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5] - [.A$85]) / [.A$88]" office:value-type="float" office:value="0.589047340678766" calcext:value-type="float">
            <text:p>0.589047340678766</text:p>
          </table:table-cell>
          <table:table-cell table:formula="of:=([.B35] - [.B$85]) / [.B$88]" office:value-type="float" office:value="0.546649999482538" calcext:value-type="float">
            <text:p>0.546649999482538</text:p>
          </table:table-cell>
          <table:table-cell/>
          <table:table-cell table:formula="of:=([$Perceptron_Params.B$2]*[.E35])+([$Perceptron_Params.B$3]*[.F35])+[$Perceptron_Params.B$4]" office:value-type="float" office:value="0.0989415254608012" calcext:value-type="float">
            <text:p>0.0989415254608012</text:p>
          </table:table-cell>
          <table:table-cell table:formula="of:=IF([.H35]&lt;0;0;1)" office:value-type="float" office:value="1" calcext:value-type="float">
            <text:p>1</text:p>
          </table:table-cell>
          <table:table-cell table:formula="of:=[.C35]-[.I35]" office:value-type="float" office:value="0" calcext:value-type="float">
            <text:p>0</text:p>
          </table:table-cell>
          <table:table-cell/>
          <table:table-cell table:formula="of:=[.J35]*[$Perceptron_Params.B$1]*[.E35]" office:value-type="float" office:value="0" calcext:value-type="float">
            <text:p>0</text:p>
          </table:table-cell>
          <table:table-cell table:formula="of:=[.J35]*[$Perceptron_Params.B$1]*[.F35]" office:value-type="float" office:value="0" calcext:value-type="float">
            <text:p>0</text:p>
          </table:table-cell>
          <table:table-cell table:formula="of:=[.J35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6] - [.A$85]) / [.A$88]" office:value-type="float" office:value="-1.03591084050404" calcext:value-type="float">
            <text:p>-1.03591084050404</text:p>
          </table:table-cell>
          <table:table-cell table:formula="of:=([.B36] - [.B$85]) / [.B$88]" office:value-type="float" office:value="-1.09947296006337" calcext:value-type="float">
            <text:p>-1.09947296006337</text:p>
          </table:table-cell>
          <table:table-cell/>
          <table:table-cell table:formula="of:=([$Perceptron_Params.B$2]*[.E36])+([$Perceptron_Params.B$3]*[.F36])+[$Perceptron_Params.B$4]" office:value-type="float" office:value="-0.222884125228386" calcext:value-type="float">
            <text:p>-0.222884125228386</text:p>
          </table:table-cell>
          <table:table-cell table:formula="of:=IF([.H36]&lt;0;0;1)" office:value-type="float" office:value="0" calcext:value-type="float">
            <text:p>0</text:p>
          </table:table-cell>
          <table:table-cell table:formula="of:=[.C36]-[.I36]" office:value-type="float" office:value="0" calcext:value-type="float">
            <text:p>0</text:p>
          </table:table-cell>
          <table:table-cell/>
          <table:table-cell table:formula="of:=[.J36]*[$Perceptron_Params.B$1]*[.E36]" office:value-type="float" office:value="-0" calcext:value-type="float">
            <text:p>0</text:p>
          </table:table-cell>
          <table:table-cell table:formula="of:=[.J36]*[$Perceptron_Params.B$1]*[.F36]" office:value-type="float" office:value="-0" calcext:value-type="float">
            <text:p>0</text:p>
          </table:table-cell>
          <table:table-cell table:formula="of:=[.J36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7] - [.A$85]) / [.A$88]" office:value-type="float" office:value="1.40152643127017" calcext:value-type="float">
            <text:p>1.40152643127017</text:p>
          </table:table-cell>
          <table:table-cell table:formula="of:=([.B37] - [.B$85]) / [.B$88]" office:value-type="float" office:value="1.19512268051578" calcext:value-type="float">
            <text:p>1.19512268051578</text:p>
          </table:table-cell>
          <table:table-cell/>
          <table:table-cell table:formula="of:=([$Perceptron_Params.B$2]*[.E37])+([$Perceptron_Params.B$3]*[.F37])+[$Perceptron_Params.B$4]" office:value-type="float" office:value="0.198065105277025" calcext:value-type="float">
            <text:p>0.198065105277025</text:p>
          </table:table-cell>
          <table:table-cell table:formula="of:=IF([.H37]&lt;0;0;1)" office:value-type="float" office:value="1" calcext:value-type="float">
            <text:p>1</text:p>
          </table:table-cell>
          <table:table-cell table:formula="of:=[.C37]-[.I37]" office:value-type="float" office:value="0" calcext:value-type="float">
            <text:p>0</text:p>
          </table:table-cell>
          <table:table-cell/>
          <table:table-cell table:formula="of:=[.J37]*[$Perceptron_Params.B$1]*[.E37]" office:value-type="float" office:value="0" calcext:value-type="float">
            <text:p>0</text:p>
          </table:table-cell>
          <table:table-cell table:formula="of:=[.J37]*[$Perceptron_Params.B$1]*[.F37]" office:value-type="float" office:value="0" calcext:value-type="float">
            <text:p>0</text:p>
          </table:table-cell>
          <table:table-cell table:formula="of:=[.J37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8] - [.A$85]) / [.A$88]" office:value-type="float" office:value="-0.149570014404326" calcext:value-type="float">
            <text:p>-0.149570014404326</text:p>
          </table:table-cell>
          <table:table-cell table:formula="of:=([.B38] - [.B$85]) / [.B$88]" office:value-type="float" office:value="0.197472402003102" calcext:value-type="float">
            <text:p>0.197472402003102</text:p>
          </table:table-cell>
          <table:table-cell/>
          <table:table-cell table:formula="of:=([$Perceptron_Params.B$2]*[.E38])+([$Perceptron_Params.B$3]*[.F38])+[$Perceptron_Params.B$4]" office:value-type="float" office:value="0.0938896999916005" calcext:value-type="float">
            <text:p>0.0938896999916005</text:p>
          </table:table-cell>
          <table:table-cell table:formula="of:=IF([.H38]&lt;0;0;1)" office:value-type="float" office:value="1" calcext:value-type="float">
            <text:p>1</text:p>
          </table:table-cell>
          <table:table-cell table:formula="of:=[.C38]-[.I38]" office:value-type="float" office:value="0" calcext:value-type="float">
            <text:p>0</text:p>
          </table:table-cell>
          <table:table-cell/>
          <table:table-cell table:formula="of:=[.J38]*[$Perceptron_Params.B$1]*[.E38]" office:value-type="float" office:value="-0" calcext:value-type="float">
            <text:p>0</text:p>
          </table:table-cell>
          <table:table-cell table:formula="of:=[.J38]*[$Perceptron_Params.B$1]*[.F38]" office:value-type="float" office:value="0" calcext:value-type="float">
            <text:p>0</text:p>
          </table:table-cell>
          <table:table-cell table:formula="of:=[.J38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9] - [.A$85]) / [.A$88]" office:value-type="float" office:value="-0.518878691945872" calcext:value-type="float">
            <text:p>-0.518878691945872</text:p>
          </table:table-cell>
          <table:table-cell table:formula="of:=([.B39] - [.B$85]) / [.B$88]" office:value-type="float" office:value="-0.57570656384422" calcext:value-type="float">
            <text:p>-0.57570656384422</text:p>
          </table:table-cell>
          <table:table-cell/>
          <table:table-cell table:formula="of:=([$Perceptron_Params.B$2]*[.E39])+([$Perceptron_Params.B$3]*[.F39])+[$Perceptron_Params.B$4]" office:value-type="float" office:value="-0.120485054554553" calcext:value-type="float">
            <text:p>-0.120485054554553</text:p>
          </table:table-cell>
          <table:table-cell table:formula="of:=IF([.H39]&lt;0;0;1)" office:value-type="float" office:value="0" calcext:value-type="float">
            <text:p>0</text:p>
          </table:table-cell>
          <table:table-cell table:formula="of:=[.C39]-[.I39]" office:value-type="float" office:value="0" calcext:value-type="float">
            <text:p>0</text:p>
          </table:table-cell>
          <table:table-cell/>
          <table:table-cell table:formula="of:=[.J39]*[$Perceptron_Params.B$1]*[.E39]" office:value-type="float" office:value="-0" calcext:value-type="float">
            <text:p>0</text:p>
          </table:table-cell>
          <table:table-cell table:formula="of:=[.J39]*[$Perceptron_Params.B$1]*[.F39]" office:value-type="float" office:value="-0" calcext:value-type="float">
            <text:p>0</text:p>
          </table:table-cell>
          <table:table-cell table:formula="of:=[.J39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40] - [.A$85]) / [.A$88]" office:value-type="float" office:value="0.736770811695384" calcext:value-type="float">
            <text:p>0.736770811695384</text:p>
          </table:table-cell>
          <table:table-cell table:formula="of:=([.B40] - [.B$85]) / [.B$88]" office:value-type="float" office:value="0.84594508303634" calcext:value-type="float">
            <text:p>0.84594508303634</text:p>
          </table:table-cell>
          <table:table-cell/>
          <table:table-cell table:formula="of:=([$Perceptron_Params.B$2]*[.E40])+([$Perceptron_Params.B$3]*[.F40])+[$Perceptron_Params.B$4]" office:value-type="float" office:value="0.18116061324907" calcext:value-type="float">
            <text:p>0.18116061324907</text:p>
          </table:table-cell>
          <table:table-cell table:formula="of:=IF([.H40]&lt;0;0;1)" office:value-type="float" office:value="1" calcext:value-type="float">
            <text:p>1</text:p>
          </table:table-cell>
          <table:table-cell table:formula="of:=[.C40]-[.I40]" office:value-type="float" office:value="0" calcext:value-type="float">
            <text:p>0</text:p>
          </table:table-cell>
          <table:table-cell/>
          <table:table-cell table:formula="of:=[.J40]*[$Perceptron_Params.B$1]*[.E40]" office:value-type="float" office:value="0" calcext:value-type="float">
            <text:p>0</text:p>
          </table:table-cell>
          <table:table-cell table:formula="of:=[.J40]*[$Perceptron_Params.B$1]*[.F40]" office:value-type="float" office:value="0" calcext:value-type="float">
            <text:p>0</text:p>
          </table:table-cell>
          <table:table-cell table:formula="of:=[.J40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41] - [.A$85]) / [.A$88]" office:value-type="float" office:value="-1.25749604702896" calcext:value-type="float">
            <text:p>-1.25749604702896</text:p>
          </table:table-cell>
          <table:table-cell table:formula="of:=([.B41] - [.B$85]) / [.B$88]" office:value-type="float" office:value="-1.17429673095182" calcext:value-type="float">
            <text:p>-1.17429673095182</text:p>
          </table:table-cell>
          <table:table-cell/>
          <table:table-cell table:formula="of:=([$Perceptron_Params.B$2]*[.E41])+([$Perceptron_Params.B$3]*[.F41])+[$Perceptron_Params.B$4]" office:value-type="float" office:value="-0.213807230778568" calcext:value-type="float">
            <text:p>-0.213807230778568</text:p>
          </table:table-cell>
          <table:table-cell table:formula="of:=IF([.H41]&lt;0;0;1)" office:value-type="float" office:value="0" calcext:value-type="float">
            <text:p>0</text:p>
          </table:table-cell>
          <table:table-cell table:formula="of:=[.C41]-[.I41]" office:value-type="float" office:value="0" calcext:value-type="float">
            <text:p>0</text:p>
          </table:table-cell>
          <table:table-cell/>
          <table:table-cell table:formula="of:=[.J41]*[$Perceptron_Params.B$1]*[.E41]" office:value-type="float" office:value="-0" calcext:value-type="float">
            <text:p>0</text:p>
          </table:table-cell>
          <table:table-cell table:formula="of:=[.J41]*[$Perceptron_Params.B$1]*[.F41]" office:value-type="float" office:value="-0" calcext:value-type="float">
            <text:p>0</text:p>
          </table:table-cell>
          <table:table-cell table:formula="of:=[.J41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42] - [.A$85]) / [.A$88]" office:value-type="float" office:value="1.10607948923693" calcext:value-type="float">
            <text:p>1.10607948923693</text:p>
          </table:table-cell>
          <table:table-cell table:formula="of:=([.B42] - [.B$85]) / [.B$88]" office:value-type="float" office:value="1.09535765266451" calcext:value-type="float">
            <text:p>1.09535765266451</text:p>
          </table:table-cell>
          <table:table-cell/>
          <table:table-cell table:formula="of:=([$Perceptron_Params.B$2]*[.E42])+([$Perceptron_Params.B$3]*[.F42])+[$Perceptron_Params.B$4]" office:value-type="float" office:value="0.210167631210115" calcext:value-type="float">
            <text:p>0.210167631210115</text:p>
          </table:table-cell>
          <table:table-cell table:formula="of:=IF([.H42]&lt;0;0;1)" office:value-type="float" office:value="1" calcext:value-type="float">
            <text:p>1</text:p>
          </table:table-cell>
          <table:table-cell table:formula="of:=[.C42]-[.I42]" office:value-type="float" office:value="0" calcext:value-type="float">
            <text:p>0</text:p>
          </table:table-cell>
          <table:table-cell/>
          <table:table-cell table:formula="of:=[.J42]*[$Perceptron_Params.B$1]*[.E42]" office:value-type="float" office:value="0" calcext:value-type="float">
            <text:p>0</text:p>
          </table:table-cell>
          <table:table-cell table:formula="of:=[.J42]*[$Perceptron_Params.B$1]*[.F42]" office:value-type="float" office:value="0" calcext:value-type="float">
            <text:p>0</text:p>
          </table:table-cell>
          <table:table-cell table:formula="of:=[.J42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43] - [.A$85]) / [.A$88]" office:value-type="float" office:value="-0.740463898470799" calcext:value-type="float">
            <text:p>-0.740463898470799</text:p>
          </table:table-cell>
          <table:table-cell table:formula="of:=([.B43] - [.B$85]) / [.B$88]" office:value-type="float" office:value="-0.850060390435205" calcext:value-type="float">
            <text:p>-0.850060390435205</text:p>
          </table:table-cell>
          <table:table-cell/>
          <table:table-cell table:formula="of:=([$Perceptron_Params.B$2]*[.E43])+([$Perceptron_Params.B$3]*[.F43])+[$Perceptron_Params.B$4]" office:value-type="float" office:value="-0.182024440708587" calcext:value-type="float">
            <text:p>-0.182024440708587</text:p>
          </table:table-cell>
          <table:table-cell table:formula="of:=IF([.H43]&lt;0;0;1)" office:value-type="float" office:value="0" calcext:value-type="float">
            <text:p>0</text:p>
          </table:table-cell>
          <table:table-cell table:formula="of:=[.C43]-[.I43]" office:value-type="float" office:value="0" calcext:value-type="float">
            <text:p>0</text:p>
          </table:table-cell>
          <table:table-cell/>
          <table:table-cell table:formula="of:=[.J43]*[$Perceptron_Params.B$1]*[.E43]" office:value-type="float" office:value="-0" calcext:value-type="float">
            <text:p>0</text:p>
          </table:table-cell>
          <table:table-cell table:formula="of:=[.J43]*[$Perceptron_Params.B$1]*[.F43]" office:value-type="float" office:value="-0" calcext:value-type="float">
            <text:p>0</text:p>
          </table:table-cell>
          <table:table-cell table:formula="of:=[.J43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44] - [.A$85]) / [.A$88]" office:value-type="float" office:value="0.293600398645529" calcext:value-type="float">
            <text:p>0.293600398645529</text:p>
          </table:table-cell>
          <table:table-cell table:formula="of:=([.B44] - [.B$85]) / [.B$88]" office:value-type="float" office:value="0.397002457705637" calcext:value-type="float">
            <text:p>0.397002457705637</text:p>
          </table:table-cell>
          <table:table-cell/>
          <table:table-cell table:formula="of:=([$Perceptron_Params.B$2]*[.E44])+([$Perceptron_Params.B$3]*[.F44])+[$Perceptron_Params.B$4]" office:value-type="float" office:value="0.0933899812429284" calcext:value-type="float">
            <text:p>0.0933899812429284</text:p>
          </table:table-cell>
          <table:table-cell table:formula="of:=IF([.H44]&lt;0;0;1)" office:value-type="float" office:value="1" calcext:value-type="float">
            <text:p>1</text:p>
          </table:table-cell>
          <table:table-cell table:formula="of:=[.C44]-[.I44]" office:value-type="float" office:value="0" calcext:value-type="float">
            <text:p>0</text:p>
          </table:table-cell>
          <table:table-cell/>
          <table:table-cell table:formula="of:=[.J44]*[$Perceptron_Params.B$1]*[.E44]" office:value-type="float" office:value="0" calcext:value-type="float">
            <text:p>0</text:p>
          </table:table-cell>
          <table:table-cell table:formula="of:=[.J44]*[$Perceptron_Params.B$1]*[.F44]" office:value-type="float" office:value="0" calcext:value-type="float">
            <text:p>0</text:p>
          </table:table-cell>
          <table:table-cell table:formula="of:=[.J44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45] - [.A$85]) / [.A$88]" office:value-type="float" office:value="-1.40521951804558" calcext:value-type="float">
            <text:p>-1.40521951804558</text:p>
          </table:table-cell>
          <table:table-cell table:formula="of:=([.B45] - [.B$85]) / [.B$88]" office:value-type="float" office:value="-1.29900301576591" calcext:value-type="float">
            <text:p>-1.29900301576591</text:p>
          </table:table-cell>
          <table:table-cell/>
          <table:table-cell table:formula="of:=([$Perceptron_Params.B$2]*[.E45])+([$Perceptron_Params.B$3]*[.F45])+[$Perceptron_Params.B$4]" office:value-type="float" office:value="-0.234237073038467" calcext:value-type="float">
            <text:p>-0.234237073038467</text:p>
          </table:table-cell>
          <table:table-cell table:formula="of:=IF([.H45]&lt;0;0;1)" office:value-type="float" office:value="0" calcext:value-type="float">
            <text:p>0</text:p>
          </table:table-cell>
          <table:table-cell table:formula="of:=[.C45]-[.I45]" office:value-type="float" office:value="0" calcext:value-type="float">
            <text:p>0</text:p>
          </table:table-cell>
          <table:table-cell/>
          <table:table-cell table:formula="of:=[.J45]*[$Perceptron_Params.B$1]*[.E45]" office:value-type="float" office:value="-0" calcext:value-type="float">
            <text:p>0</text:p>
          </table:table-cell>
          <table:table-cell table:formula="of:=[.J45]*[$Perceptron_Params.B$1]*[.F45]" office:value-type="float" office:value="-0" calcext:value-type="float">
            <text:p>0</text:p>
          </table:table-cell>
          <table:table-cell table:formula="of:=[.J45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46] - [.A$85]) / [.A$88]" office:value-type="float" office:value="0.884494282712002" calcext:value-type="float">
            <text:p>0.884494282712002</text:p>
          </table:table-cell>
          <table:table-cell table:formula="of:=([.B46] - [.B$85]) / [.B$88]" office:value-type="float" office:value="0.945710110887607" calcext:value-type="float">
            <text:p>0.945710110887607</text:p>
          </table:table-cell>
          <table:table-cell/>
          <table:table-cell table:formula="of:=([$Perceptron_Params.B$2]*[.E46])+([$Perceptron_Params.B$3]*[.F46])+[$Perceptron_Params.B$4]" office:value-type="float" office:value="0.192763420433488" calcext:value-type="float">
            <text:p>0.192763420433488</text:p>
          </table:table-cell>
          <table:table-cell table:formula="of:=IF([.H46]&lt;0;0;1)" office:value-type="float" office:value="1" calcext:value-type="float">
            <text:p>1</text:p>
          </table:table-cell>
          <table:table-cell table:formula="of:=[.C46]-[.I46]" office:value-type="float" office:value="0" calcext:value-type="float">
            <text:p>0</text:p>
          </table:table-cell>
          <table:table-cell/>
          <table:table-cell table:formula="of:=[.J46]*[$Perceptron_Params.B$1]*[.E46]" office:value-type="float" office:value="0" calcext:value-type="float">
            <text:p>0</text:p>
          </table:table-cell>
          <table:table-cell table:formula="of:=[.J46]*[$Perceptron_Params.B$1]*[.F46]" office:value-type="float" office:value="0" calcext:value-type="float">
            <text:p>0</text:p>
          </table:table-cell>
          <table:table-cell table:formula="of:=[.J46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47] - [.A$85]) / [.A$88]" office:value-type="float" office:value="-0.223431749912635" calcext:value-type="float">
            <text:p>-0.223431749912635</text:p>
          </table:table-cell>
          <table:table-cell table:formula="of:=([.B47] - [.B$85]) / [.B$88]" office:value-type="float" office:value="-0.401117765104502" calcext:value-type="float">
            <text:p>-0.401117765104502</text:p>
          </table:table-cell>
          <table:table-cell/>
          <table:table-cell table:formula="of:=([$Perceptron_Params.B$2]*[.E47])+([$Perceptron_Params.B$3]*[.F47])+[$Perceptron_Params.B$4]" office:value-type="float" office:value="-0.106106475261199" calcext:value-type="float">
            <text:p>-0.106106475261199</text:p>
          </table:table-cell>
          <table:table-cell table:formula="of:=IF([.H47]&lt;0;0;1)" office:value-type="float" office:value="0" calcext:value-type="float">
            <text:p>0</text:p>
          </table:table-cell>
          <table:table-cell table:formula="of:=[.C47]-[.I47]" office:value-type="float" office:value="0" calcext:value-type="float">
            <text:p>0</text:p>
          </table:table-cell>
          <table:table-cell/>
          <table:table-cell table:formula="of:=[.J47]*[$Perceptron_Params.B$1]*[.E47]" office:value-type="float" office:value="-0" calcext:value-type="float">
            <text:p>0</text:p>
          </table:table-cell>
          <table:table-cell table:formula="of:=[.J47]*[$Perceptron_Params.B$1]*[.F47]" office:value-type="float" office:value="-0" calcext:value-type="float">
            <text:p>0</text:p>
          </table:table-cell>
          <table:table-cell table:formula="of:=[.J47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48] - [.A$85]) / [.A$88]" office:value-type="float" office:value="1.62311163779509" calcext:value-type="float">
            <text:p>1.62311163779509</text:p>
          </table:table-cell>
          <table:table-cell table:formula="of:=([.B48] - [.B$85]) / [.B$88]" office:value-type="float" office:value="1.49441776406958" calcext:value-type="float">
            <text:p>1.49441776406958</text:p>
          </table:table-cell>
          <table:table-cell/>
          <table:table-cell table:formula="of:=([$Perceptron_Params.B$2]*[.E48])+([$Perceptron_Params.B$3]*[.F48])+[$Perceptron_Params.B$4]" office:value-type="float" office:value="0.26843152650654" calcext:value-type="float">
            <text:p>0.26843152650654</text:p>
          </table:table-cell>
          <table:table-cell table:formula="of:=IF([.H48]&lt;0;0;1)" office:value-type="float" office:value="1" calcext:value-type="float">
            <text:p>1</text:p>
          </table:table-cell>
          <table:table-cell table:formula="of:=[.C48]-[.I48]" office:value-type="float" office:value="0" calcext:value-type="float">
            <text:p>0</text:p>
          </table:table-cell>
          <table:table-cell/>
          <table:table-cell table:formula="of:=[.J48]*[$Perceptron_Params.B$1]*[.E48]" office:value-type="float" office:value="0" calcext:value-type="float">
            <text:p>0</text:p>
          </table:table-cell>
          <table:table-cell table:formula="of:=[.J48]*[$Perceptron_Params.B$1]*[.F48]" office:value-type="float" office:value="0" calcext:value-type="float">
            <text:p>0</text:p>
          </table:table-cell>
          <table:table-cell table:formula="of:=[.J48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49] - [.A$85]) / [.A$88]" office:value-type="float" office:value="-1.62680472457051" calcext:value-type="float">
            <text:p>-1.62680472457051</text:p>
          </table:table-cell>
          <table:table-cell table:formula="of:=([.B49] - [.B$85]) / [.B$88]" office:value-type="float" office:value="-1.49853307146844" calcext:value-type="float">
            <text:p>-1.49853307146844</text:p>
          </table:table-cell>
          <table:table-cell/>
          <table:table-cell table:formula="of:=([$Perceptron_Params.B$2]*[.E49])+([$Perceptron_Params.B$3]*[.F49])+[$Perceptron_Params.B$4]" office:value-type="float" office:value="-0.269295353966057" calcext:value-type="float">
            <text:p>-0.269295353966057</text:p>
          </table:table-cell>
          <table:table-cell table:formula="of:=IF([.H49]&lt;0;0;1)" office:value-type="float" office:value="0" calcext:value-type="float">
            <text:p>0</text:p>
          </table:table-cell>
          <table:table-cell table:formula="of:=[.C49]-[.I49]" office:value-type="float" office:value="0" calcext:value-type="float">
            <text:p>0</text:p>
          </table:table-cell>
          <table:table-cell/>
          <table:table-cell table:formula="of:=[.J49]*[$Perceptron_Params.B$1]*[.E49]" office:value-type="float" office:value="-0" calcext:value-type="float">
            <text:p>0</text:p>
          </table:table-cell>
          <table:table-cell table:formula="of:=[.J49]*[$Perceptron_Params.B$1]*[.F49]" office:value-type="float" office:value="-0" calcext:value-type="float">
            <text:p>0</text:p>
          </table:table-cell>
          <table:table-cell table:formula="of:=[.J49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50] - [.A$85]) / [.A$88]" office:value-type="float" office:value="0.441323869662147" calcext:value-type="float">
            <text:p>0.441323869662147</text:p>
          </table:table-cell>
          <table:table-cell table:formula="of:=([.B50] - [.B$85]) / [.B$88]" office:value-type="float" office:value="0.446884971631271" calcext:value-type="float">
            <text:p>0.446884971631271</text:p>
          </table:table-cell>
          <table:table-cell/>
          <table:table-cell table:formula="of:=([$Perceptron_Params.B$2]*[.E50])+([$Perceptron_Params.B$3]*[.F50])+[$Perceptron_Params.B$4]" office:value-type="float" office:value="0.0873387182763834" calcext:value-type="float">
            <text:p>0.0873387182763834</text:p>
          </table:table-cell>
          <table:table-cell table:formula="of:=IF([.H50]&lt;0;0;1)" office:value-type="float" office:value="1" calcext:value-type="float">
            <text:p>1</text:p>
          </table:table-cell>
          <table:table-cell table:formula="of:=[.C50]-[.I50]" office:value-type="float" office:value="0" calcext:value-type="float">
            <text:p>0</text:p>
          </table:table-cell>
          <table:table-cell/>
          <table:table-cell table:formula="of:=[.J50]*[$Perceptron_Params.B$1]*[.E50]" office:value-type="float" office:value="0" calcext:value-type="float">
            <text:p>0</text:p>
          </table:table-cell>
          <table:table-cell table:formula="of:=[.J50]*[$Perceptron_Params.B$1]*[.F50]" office:value-type="float" office:value="0" calcext:value-type="float">
            <text:p>0</text:p>
          </table:table-cell>
          <table:table-cell table:formula="of:=[.J50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51] - [.A$85]) / [.A$88]" office:value-type="float" office:value="-0.814325633979108" calcext:value-type="float">
            <text:p>-0.814325633979108</text:p>
          </table:table-cell>
          <table:table-cell table:formula="of:=([.B51] - [.B$85]) / [.B$88]" office:value-type="float" office:value="-0.899942904360839" calcext:value-type="float">
            <text:p>-0.899942904360839</text:p>
          </table:table-cell>
          <table:table-cell/>
          <table:table-cell table:formula="of:=([$Perceptron_Params.B$2]*[.E51])+([$Perceptron_Params.B$3]*[.F51])+[$Perceptron_Params.B$4]" office:value-type="float" office:value="-0.187825844300796" calcext:value-type="float">
            <text:p>-0.187825844300796</text:p>
          </table:table-cell>
          <table:table-cell table:formula="of:=IF([.H51]&lt;0;0;1)" office:value-type="float" office:value="0" calcext:value-type="float">
            <text:p>0</text:p>
          </table:table-cell>
          <table:table-cell table:formula="of:=[.C51]-[.I51]" office:value-type="float" office:value="0" calcext:value-type="float">
            <text:p>0</text:p>
          </table:table-cell>
          <table:table-cell/>
          <table:table-cell table:formula="of:=[.J51]*[$Perceptron_Params.B$1]*[.E51]" office:value-type="float" office:value="-0" calcext:value-type="float">
            <text:p>0</text:p>
          </table:table-cell>
          <table:table-cell table:formula="of:=[.J51]*[$Perceptron_Params.B$1]*[.F51]" office:value-type="float" office:value="-0" calcext:value-type="float">
            <text:p>0</text:p>
          </table:table-cell>
          <table:table-cell table:formula="of:=[.J51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52] - [.A$85]) / [.A$88]" office:value-type="float" office:value="0.958356018220311" calcext:value-type="float">
            <text:p>0.958356018220311</text:p>
          </table:table-cell>
          <table:table-cell table:formula="of:=([.B52] - [.B$85]) / [.B$88]" office:value-type="float" office:value="1.04547513873887" calcext:value-type="float">
            <text:p>1.04547513873887</text:p>
          </table:table-cell>
          <table:table-cell/>
          <table:table-cell table:formula="of:=([$Perceptron_Params.B$2]*[.E52])+([$Perceptron_Params.B$3]*[.F52])+[$Perceptron_Params.B$4]" office:value-type="float" office:value="0.21621889417666" calcext:value-type="float">
            <text:p>0.21621889417666</text:p>
          </table:table-cell>
          <table:table-cell table:formula="of:=IF([.H52]&lt;0;0;1)" office:value-type="float" office:value="1" calcext:value-type="float">
            <text:p>1</text:p>
          </table:table-cell>
          <table:table-cell table:formula="of:=[.C52]-[.I52]" office:value-type="float" office:value="0" calcext:value-type="float">
            <text:p>0</text:p>
          </table:table-cell>
          <table:table-cell/>
          <table:table-cell table:formula="of:=[.J52]*[$Perceptron_Params.B$1]*[.E52]" office:value-type="float" office:value="0" calcext:value-type="float">
            <text:p>0</text:p>
          </table:table-cell>
          <table:table-cell table:formula="of:=[.J52]*[$Perceptron_Params.B$1]*[.F52]" office:value-type="float" office:value="0" calcext:value-type="float">
            <text:p>0</text:p>
          </table:table-cell>
          <table:table-cell table:formula="of:=[.J52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53] - [.A$85]) / [.A$88]" office:value-type="float" office:value="-1.10977257601235" calcext:value-type="float">
            <text:p>-1.10977257601235</text:p>
          </table:table-cell>
          <table:table-cell table:formula="of:=([.B53] - [.B$85]) / [.B$88]" office:value-type="float" office:value="-1.14935547398901" calcext:value-type="float">
            <text:p>-1.14935547398901</text:p>
          </table:table-cell>
          <table:table-cell/>
          <table:table-cell table:formula="of:=([$Perceptron_Params.B$2]*[.E53])+([$Perceptron_Params.B$3]*[.F53])+[$Perceptron_Params.B$4]" office:value-type="float" office:value="-0.228685528820595" calcext:value-type="float">
            <text:p>-0.228685528820595</text:p>
          </table:table-cell>
          <table:table-cell table:formula="of:=IF([.H53]&lt;0;0;1)" office:value-type="float" office:value="0" calcext:value-type="float">
            <text:p>0</text:p>
          </table:table-cell>
          <table:table-cell table:formula="of:=[.C53]-[.I53]" office:value-type="float" office:value="0" calcext:value-type="float">
            <text:p>0</text:p>
          </table:table-cell>
          <table:table-cell/>
          <table:table-cell table:formula="of:=[.J53]*[$Perceptron_Params.B$1]*[.E53]" office:value-type="float" office:value="-0" calcext:value-type="float">
            <text:p>0</text:p>
          </table:table-cell>
          <table:table-cell table:formula="of:=[.J53]*[$Perceptron_Params.B$1]*[.F53]" office:value-type="float" office:value="-0" calcext:value-type="float">
            <text:p>0</text:p>
          </table:table-cell>
          <table:table-cell table:formula="of:=[.J53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54] - [.A$85]) / [.A$88]" office:value-type="float" office:value="1.32766469576186" calcext:value-type="float">
            <text:p>1.32766469576186</text:p>
          </table:table-cell>
          <table:table-cell table:formula="of:=([.B54] - [.B$85]) / [.B$88]" office:value-type="float" office:value="1.24500519444141" calcext:value-type="float">
            <text:p>1.24500519444141</text:p>
          </table:table-cell>
          <table:table-cell/>
          <table:table-cell table:formula="of:=([$Perceptron_Params.B$2]*[.E54])+([$Perceptron_Params.B$3]*[.F54])+[$Perceptron_Params.B$4]" office:value-type="float" office:value="0.227571841986742" calcext:value-type="float">
            <text:p>0.227571841986742</text:p>
          </table:table-cell>
          <table:table-cell table:formula="of:=IF([.H54]&lt;0;0;1)" office:value-type="float" office:value="1" calcext:value-type="float">
            <text:p>1</text:p>
          </table:table-cell>
          <table:table-cell table:formula="of:=[.C54]-[.I54]" office:value-type="float" office:value="0" calcext:value-type="float">
            <text:p>0</text:p>
          </table:table-cell>
          <table:table-cell/>
          <table:table-cell table:formula="of:=[.J54]*[$Perceptron_Params.B$1]*[.E54]" office:value-type="float" office:value="0" calcext:value-type="float">
            <text:p>0</text:p>
          </table:table-cell>
          <table:table-cell table:formula="of:=[.J54]*[$Perceptron_Params.B$1]*[.F54]" office:value-type="float" office:value="0" calcext:value-type="float">
            <text:p>0</text:p>
          </table:table-cell>
          <table:table-cell table:formula="of:=[.J54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55] - [.A$85]) / [.A$88]" office:value-type="float" office:value="-0.00184654338770762" calcext:value-type="float">
            <text:p>-0.00184654338770762</text:p>
          </table:table-cell>
          <table:table-cell table:formula="of:=([.B55] - [.B$85]) / [.B$88]" office:value-type="float" office:value="0.247354915928736" calcext:value-type="float">
            <text:p>0.247354915928736</text:p>
          </table:table-cell>
          <table:table-cell/>
          <table:table-cell table:formula="of:=([$Perceptron_Params.B$2]*[.E55])+([$Perceptron_Params.B$3]*[.F55])+[$Perceptron_Params.B$4]" office:value-type="float" office:value="0.0878384370250555" calcext:value-type="float">
            <text:p>0.0878384370250555</text:p>
          </table:table-cell>
          <table:table-cell table:formula="of:=IF([.H55]&lt;0;0;1)" office:value-type="float" office:value="1" calcext:value-type="float">
            <text:p>1</text:p>
          </table:table-cell>
          <table:table-cell table:formula="of:=[.C55]-[.I55]" office:value-type="float" office:value="0" calcext:value-type="float">
            <text:p>0</text:p>
          </table:table-cell>
          <table:table-cell/>
          <table:table-cell table:formula="of:=[.J55]*[$Perceptron_Params.B$1]*[.E55]" office:value-type="float" office:value="-0" calcext:value-type="float">
            <text:p>0</text:p>
          </table:table-cell>
          <table:table-cell table:formula="of:=[.J55]*[$Perceptron_Params.B$1]*[.F55]" office:value-type="float" office:value="0" calcext:value-type="float">
            <text:p>0</text:p>
          </table:table-cell>
          <table:table-cell table:formula="of:=[.J55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56] - [.A$85]) / [.A$88]" office:value-type="float" office:value="-0.592740427454181" calcext:value-type="float">
            <text:p>-0.592740427454181</text:p>
          </table:table-cell>
          <table:table-cell table:formula="of:=([.B56] - [.B$85]) / [.B$88]" office:value-type="float" office:value="-0.700412848658304" calcext:value-type="float">
            <text:p>-0.700412848658304</text:p>
          </table:table-cell>
          <table:table-cell/>
          <table:table-cell table:formula="of:=([$Perceptron_Params.B$2]*[.E56])+([$Perceptron_Params.B$3]*[.F56])+[$Perceptron_Params.B$4]" office:value-type="float" office:value="-0.152767563373207" calcext:value-type="float">
            <text:p>-0.152767563373207</text:p>
          </table:table-cell>
          <table:table-cell table:formula="of:=IF([.H56]&lt;0;0;1)" office:value-type="float" office:value="0" calcext:value-type="float">
            <text:p>0</text:p>
          </table:table-cell>
          <table:table-cell table:formula="of:=[.C56]-[.I56]" office:value-type="float" office:value="0" calcext:value-type="float">
            <text:p>0</text:p>
          </table:table-cell>
          <table:table-cell/>
          <table:table-cell table:formula="of:=[.J56]*[$Perceptron_Params.B$1]*[.E56]" office:value-type="float" office:value="-0" calcext:value-type="float">
            <text:p>0</text:p>
          </table:table-cell>
          <table:table-cell table:formula="of:=[.J56]*[$Perceptron_Params.B$1]*[.F56]" office:value-type="float" office:value="-0" calcext:value-type="float">
            <text:p>0</text:p>
          </table:table-cell>
          <table:table-cell table:formula="of:=[.J56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57] - [.A$85]) / [.A$88]" office:value-type="float" office:value="0.662909076187075" calcext:value-type="float">
            <text:p>0.662909076187075</text:p>
          </table:table-cell>
          <table:table-cell table:formula="of:=([.B57] - [.B$85]) / [.B$88]" office:value-type="float" office:value="0.746180055185073" calcext:value-type="float">
            <text:p>0.746180055185073</text:p>
          </table:table-cell>
          <table:table-cell/>
          <table:table-cell table:formula="of:=([$Perceptron_Params.B$2]*[.E57])+([$Perceptron_Params.B$3]*[.F57])+[$Perceptron_Params.B$4]" office:value-type="float" office:value="0.157705139505899" calcext:value-type="float">
            <text:p>0.157705139505899</text:p>
          </table:table-cell>
          <table:table-cell table:formula="of:=IF([.H57]&lt;0;0;1)" office:value-type="float" office:value="1" calcext:value-type="float">
            <text:p>1</text:p>
          </table:table-cell>
          <table:table-cell table:formula="of:=[.C57]-[.I57]" office:value-type="float" office:value="0" calcext:value-type="float">
            <text:p>0</text:p>
          </table:table-cell>
          <table:table-cell/>
          <table:table-cell table:formula="of:=[.J57]*[$Perceptron_Params.B$1]*[.E57]" office:value-type="float" office:value="0" calcext:value-type="float">
            <text:p>0</text:p>
          </table:table-cell>
          <table:table-cell table:formula="of:=[.J57]*[$Perceptron_Params.B$1]*[.F57]" office:value-type="float" office:value="0" calcext:value-type="float">
            <text:p>0</text:p>
          </table:table-cell>
          <table:table-cell table:formula="of:=[.J57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58] - [.A$85]) / [.A$88]" office:value-type="float" office:value="-1.18363431152065" calcext:value-type="float">
            <text:p>-1.18363431152065</text:p>
          </table:table-cell>
          <table:table-cell table:formula="of:=([.B58] - [.B$85]) / [.B$88]" office:value-type="float" office:value="-1.19923798791464" calcext:value-type="float">
            <text:p>-1.19923798791464</text:p>
          </table:table-cell>
          <table:table-cell/>
          <table:table-cell table:formula="of:=([$Perceptron_Params.B$2]*[.E58])+([$Perceptron_Params.B$3]*[.F58])+[$Perceptron_Params.B$4]" office:value-type="float" office:value="-0.234486932412803" calcext:value-type="float">
            <text:p>-0.234486932412803</text:p>
          </table:table-cell>
          <table:table-cell table:formula="of:=IF([.H58]&lt;0;0;1)" office:value-type="float" office:value="0" calcext:value-type="float">
            <text:p>0</text:p>
          </table:table-cell>
          <table:table-cell table:formula="of:=[.C58]-[.I58]" office:value-type="float" office:value="0" calcext:value-type="float">
            <text:p>0</text:p>
          </table:table-cell>
          <table:table-cell/>
          <table:table-cell table:formula="of:=[.J58]*[$Perceptron_Params.B$1]*[.E58]" office:value-type="float" office:value="-0" calcext:value-type="float">
            <text:p>0</text:p>
          </table:table-cell>
          <table:table-cell table:formula="of:=[.J58]*[$Perceptron_Params.B$1]*[.F58]" office:value-type="float" office:value="-0" calcext:value-type="float">
            <text:p>0</text:p>
          </table:table-cell>
          <table:table-cell table:formula="of:=[.J58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59] - [.A$85]) / [.A$88]" office:value-type="float" office:value="1.25380296025355" calcext:value-type="float">
            <text:p>1.25380296025355</text:p>
          </table:table-cell>
          <table:table-cell table:formula="of:=([.B59] - [.B$85]) / [.B$88]" office:value-type="float" office:value="1.34477022229268" calcext:value-type="float">
            <text:p>1.34477022229268</text:p>
          </table:table-cell>
          <table:table-cell/>
          <table:table-cell table:formula="of:=([$Perceptron_Params.B$2]*[.E59])+([$Perceptron_Params.B$3]*[.F59])+[$Perceptron_Params.B$4]" office:value-type="float" office:value="0.274732648847421" calcext:value-type="float">
            <text:p>0.274732648847421</text:p>
          </table:table-cell>
          <table:table-cell table:formula="of:=IF([.H59]&lt;0;0;1)" office:value-type="float" office:value="1" calcext:value-type="float">
            <text:p>1</text:p>
          </table:table-cell>
          <table:table-cell table:formula="of:=[.C59]-[.I59]" office:value-type="float" office:value="0" calcext:value-type="float">
            <text:p>0</text:p>
          </table:table-cell>
          <table:table-cell/>
          <table:table-cell table:formula="of:=[.J59]*[$Perceptron_Params.B$1]*[.E59]" office:value-type="float" office:value="0" calcext:value-type="float">
            <text:p>0</text:p>
          </table:table-cell>
          <table:table-cell table:formula="of:=[.J59]*[$Perceptron_Params.B$1]*[.F59]" office:value-type="float" office:value="0" calcext:value-type="float">
            <text:p>0</text:p>
          </table:table-cell>
          <table:table-cell table:formula="of:=[.J59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60] - [.A$85]) / [.A$88]" office:value-type="float" office:value="-0.149570014404326" calcext:value-type="float">
            <text:p>-0.149570014404326</text:p>
          </table:table-cell>
          <table:table-cell table:formula="of:=([.B60] - [.B$85]) / [.B$88]" office:value-type="float" office:value="-0.301352737253235" calcext:value-type="float">
            <text:p>-0.301352737253235</text:p>
          </table:table-cell>
          <table:table-cell/>
          <table:table-cell table:formula="of:=([$Perceptron_Params.B$2]*[.E60])+([$Perceptron_Params.B$3]*[.F60])+[$Perceptron_Params.B$4]" office:value-type="float" office:value="-0.0826510015180275" calcext:value-type="float">
            <text:p>-0.0826510015180275</text:p>
          </table:table-cell>
          <table:table-cell table:formula="of:=IF([.H60]&lt;0;0;1)" office:value-type="float" office:value="0" calcext:value-type="float">
            <text:p>0</text:p>
          </table:table-cell>
          <table:table-cell table:formula="of:=[.C60]-[.I60]" office:value-type="float" office:value="0" calcext:value-type="float">
            <text:p>0</text:p>
          </table:table-cell>
          <table:table-cell/>
          <table:table-cell table:formula="of:=[.J60]*[$Perceptron_Params.B$1]*[.E60]" office:value-type="float" office:value="-0" calcext:value-type="float">
            <text:p>0</text:p>
          </table:table-cell>
          <table:table-cell table:formula="of:=[.J60]*[$Perceptron_Params.B$1]*[.F60]" office:value-type="float" office:value="-0" calcext:value-type="float">
            <text:p>0</text:p>
          </table:table-cell>
          <table:table-cell table:formula="of:=[.J60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61] - [.A$85]) / [.A$88]" office:value-type="float" office:value="0.21973866313722" calcext:value-type="float">
            <text:p>0.21973866313722</text:p>
          </table:table-cell>
          <table:table-cell table:formula="of:=([.B61] - [.B$85]) / [.B$88]" office:value-type="float" office:value="0.297237429854369" calcext:value-type="float">
            <text:p>0.297237429854369</text:p>
          </table:table-cell>
          <table:table-cell/>
          <table:table-cell table:formula="of:=([$Perceptron_Params.B$2]*[.E61])+([$Perceptron_Params.B$3]*[.F61])+[$Perceptron_Params.B$4]" office:value-type="float" office:value="0.0699345074997567" calcext:value-type="float">
            <text:p>0.0699345074997567</text:p>
          </table:table-cell>
          <table:table-cell table:formula="of:=IF([.H61]&lt;0;0;1)" office:value-type="float" office:value="1" calcext:value-type="float">
            <text:p>1</text:p>
          </table:table-cell>
          <table:table-cell table:formula="of:=[.C61]-[.I61]" office:value-type="float" office:value="0" calcext:value-type="float">
            <text:p>0</text:p>
          </table:table-cell>
          <table:table-cell/>
          <table:table-cell table:formula="of:=[.J61]*[$Perceptron_Params.B$1]*[.E61]" office:value-type="float" office:value="0" calcext:value-type="float">
            <text:p>0</text:p>
          </table:table-cell>
          <table:table-cell table:formula="of:=[.J61]*[$Perceptron_Params.B$1]*[.F61]" office:value-type="float" office:value="0" calcext:value-type="float">
            <text:p>0</text:p>
          </table:table-cell>
          <table:table-cell table:formula="of:=[.J61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62] - [.A$85]) / [.A$88]" office:value-type="float" office:value="-1.03591084050404" calcext:value-type="float">
            <text:p>-1.03591084050404</text:p>
          </table:table-cell>
          <table:table-cell table:formula="of:=([.B62] - [.B$85]) / [.B$88]" office:value-type="float" office:value="-1.04959044613774" calcext:value-type="float">
            <text:p>-1.04959044613774</text:p>
          </table:table-cell>
          <table:table-cell/>
          <table:table-cell table:formula="of:=([$Perceptron_Params.B$2]*[.E62])+([$Perceptron_Params.B$3]*[.F62])+[$Perceptron_Params.B$4]" office:value-type="float" office:value="-0.205230055077423" calcext:value-type="float">
            <text:p>-0.205230055077423</text:p>
          </table:table-cell>
          <table:table-cell table:formula="of:=IF([.H62]&lt;0;0;1)" office:value-type="float" office:value="0" calcext:value-type="float">
            <text:p>0</text:p>
          </table:table-cell>
          <table:table-cell table:formula="of:=[.C62]-[.I62]" office:value-type="float" office:value="0" calcext:value-type="float">
            <text:p>0</text:p>
          </table:table-cell>
          <table:table-cell/>
          <table:table-cell table:formula="of:=[.J62]*[$Perceptron_Params.B$1]*[.E62]" office:value-type="float" office:value="-0" calcext:value-type="float">
            <text:p>0</text:p>
          </table:table-cell>
          <table:table-cell table:formula="of:=[.J62]*[$Perceptron_Params.B$1]*[.F62]" office:value-type="float" office:value="-0" calcext:value-type="float">
            <text:p>0</text:p>
          </table:table-cell>
          <table:table-cell table:formula="of:=[.J62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63] - [.A$85]) / [.A$88]" office:value-type="float" office:value="1.47538816677848" calcext:value-type="float">
            <text:p>1.47538816677848</text:p>
          </table:table-cell>
          <table:table-cell table:formula="of:=([.B63] - [.B$85]) / [.B$88]" office:value-type="float" office:value="1.29488770836704" calcext:value-type="float">
            <text:p>1.29488770836704</text:p>
          </table:table-cell>
          <table:table-cell/>
          <table:table-cell table:formula="of:=([$Perceptron_Params.B$2]*[.E63])+([$Perceptron_Params.B$3]*[.F63])+[$Perceptron_Params.B$4]" office:value-type="float" office:value="0.221520579020197" calcext:value-type="float">
            <text:p>0.221520579020197</text:p>
          </table:table-cell>
          <table:table-cell table:formula="of:=IF([.H63]&lt;0;0;1)" office:value-type="float" office:value="1" calcext:value-type="float">
            <text:p>1</text:p>
          </table:table-cell>
          <table:table-cell table:formula="of:=[.C63]-[.I63]" office:value-type="float" office:value="0" calcext:value-type="float">
            <text:p>0</text:p>
          </table:table-cell>
          <table:table-cell/>
          <table:table-cell table:formula="of:=[.J63]*[$Perceptron_Params.B$1]*[.E63]" office:value-type="float" office:value="0" calcext:value-type="float">
            <text:p>0</text:p>
          </table:table-cell>
          <table:table-cell table:formula="of:=[.J63]*[$Perceptron_Params.B$1]*[.F63]" office:value-type="float" office:value="0" calcext:value-type="float">
            <text:p>0</text:p>
          </table:table-cell>
          <table:table-cell table:formula="of:=[.J63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64] - [.A$85]) / [.A$88]" office:value-type="float" office:value="-0.66660216296249" calcext:value-type="float">
            <text:p>-0.66660216296249</text:p>
          </table:table-cell>
          <table:table-cell table:formula="of:=([.B64] - [.B$85]) / [.B$88]" office:value-type="float" office:value="-0.800177876509572" calcext:value-type="float">
            <text:p>-0.800177876509572</text:p>
          </table:table-cell>
          <table:table-cell/>
          <table:table-cell table:formula="of:=([$Perceptron_Params.B$2]*[.E64])+([$Perceptron_Params.B$3]*[.F64])+[$Perceptron_Params.B$4]" office:value-type="float" office:value="-0.176223037116378" calcext:value-type="float">
            <text:p>-0.176223037116378</text:p>
          </table:table-cell>
          <table:table-cell table:formula="of:=IF([.H64]&lt;0;0;1)" office:value-type="float" office:value="0" calcext:value-type="float">
            <text:p>0</text:p>
          </table:table-cell>
          <table:table-cell table:formula="of:=[.C64]-[.I64]" office:value-type="float" office:value="0" calcext:value-type="float">
            <text:p>0</text:p>
          </table:table-cell>
          <table:table-cell/>
          <table:table-cell table:formula="of:=[.J64]*[$Perceptron_Params.B$1]*[.E64]" office:value-type="float" office:value="-0" calcext:value-type="float">
            <text:p>0</text:p>
          </table:table-cell>
          <table:table-cell table:formula="of:=[.J64]*[$Perceptron_Params.B$1]*[.F64]" office:value-type="float" office:value="-0" calcext:value-type="float">
            <text:p>0</text:p>
          </table:table-cell>
          <table:table-cell table:formula="of:=[.J64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65] - [.A$85]) / [.A$88]" office:value-type="float" office:value="0.515185605170456" calcext:value-type="float">
            <text:p>0.515185605170456</text:p>
          </table:table-cell>
          <table:table-cell table:formula="of:=([.B65] - [.B$85]) / [.B$88]" office:value-type="float" office:value="0.496767485556904" calcext:value-type="float">
            <text:p>0.496767485556904</text:p>
          </table:table-cell>
          <table:table-cell/>
          <table:table-cell table:formula="of:=([$Perceptron_Params.B$2]*[.E65])+([$Perceptron_Params.B$3]*[.F65])+[$Perceptron_Params.B$4]" office:value-type="float" office:value="0.0931401218685923" calcext:value-type="float">
            <text:p>0.0931401218685923</text:p>
          </table:table-cell>
          <table:table-cell table:formula="of:=IF([.H65]&lt;0;0;1)" office:value-type="float" office:value="1" calcext:value-type="float">
            <text:p>1</text:p>
          </table:table-cell>
          <table:table-cell table:formula="of:=[.C65]-[.I65]" office:value-type="float" office:value="0" calcext:value-type="float">
            <text:p>0</text:p>
          </table:table-cell>
          <table:table-cell/>
          <table:table-cell table:formula="of:=[.J65]*[$Perceptron_Params.B$1]*[.E65]" office:value-type="float" office:value="0" calcext:value-type="float">
            <text:p>0</text:p>
          </table:table-cell>
          <table:table-cell table:formula="of:=[.J65]*[$Perceptron_Params.B$1]*[.F65]" office:value-type="float" office:value="0" calcext:value-type="float">
            <text:p>0</text:p>
          </table:table-cell>
          <table:table-cell table:formula="of:=[.J65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66] - [.A$85]) / [.A$88]" office:value-type="float" office:value="-1.25749604702896" calcext:value-type="float">
            <text:p>-1.25749604702896</text:p>
          </table:table-cell>
          <table:table-cell table:formula="of:=([.B66] - [.B$85]) / [.B$88]" office:value-type="float" office:value="-1.22417924487746" calcext:value-type="float">
            <text:p>-1.22417924487746</text:p>
          </table:table-cell>
          <table:table-cell/>
          <table:table-cell table:formula="of:=([$Perceptron_Params.B$2]*[.E66])+([$Perceptron_Params.B$3]*[.F66])+[$Perceptron_Params.B$4]" office:value-type="float" office:value="-0.231461300929531" calcext:value-type="float">
            <text:p>-0.231461300929531</text:p>
          </table:table-cell>
          <table:table-cell table:formula="of:=IF([.H66]&lt;0;0;1)" office:value-type="float" office:value="0" calcext:value-type="float">
            <text:p>0</text:p>
          </table:table-cell>
          <table:table-cell table:formula="of:=[.C66]-[.I66]" office:value-type="float" office:value="0" calcext:value-type="float">
            <text:p>0</text:p>
          </table:table-cell>
          <table:table-cell/>
          <table:table-cell table:formula="of:=[.J66]*[$Perceptron_Params.B$1]*[.E66]" office:value-type="float" office:value="-0" calcext:value-type="float">
            <text:p>0</text:p>
          </table:table-cell>
          <table:table-cell table:formula="of:=[.J66]*[$Perceptron_Params.B$1]*[.F66]" office:value-type="float" office:value="-0" calcext:value-type="float">
            <text:p>0</text:p>
          </table:table-cell>
          <table:table-cell table:formula="of:=[.J66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67] - [.A$85]) / [.A$88]" office:value-type="float" office:value="1.03221775372862" calcext:value-type="float">
            <text:p>1.03221775372862</text:p>
          </table:table-cell>
          <table:table-cell table:formula="of:=([.B67] - [.B$85]) / [.B$88]" office:value-type="float" office:value="1.14524016659014" calcext:value-type="float">
            <text:p>1.14524016659014</text:p>
          </table:table-cell>
          <table:table-cell/>
          <table:table-cell table:formula="of:=([$Perceptron_Params.B$2]*[.E67])+([$Perceptron_Params.B$3]*[.F67])+[$Perceptron_Params.B$4]" office:value-type="float" office:value="0.239674367919832" calcext:value-type="float">
            <text:p>0.239674367919832</text:p>
          </table:table-cell>
          <table:table-cell table:formula="of:=IF([.H67]&lt;0;0;1)" office:value-type="float" office:value="1" calcext:value-type="float">
            <text:p>1</text:p>
          </table:table-cell>
          <table:table-cell table:formula="of:=[.C67]-[.I67]" office:value-type="float" office:value="0" calcext:value-type="float">
            <text:p>0</text:p>
          </table:table-cell>
          <table:table-cell/>
          <table:table-cell table:formula="of:=[.J67]*[$Perceptron_Params.B$1]*[.E67]" office:value-type="float" office:value="0" calcext:value-type="float">
            <text:p>0</text:p>
          </table:table-cell>
          <table:table-cell table:formula="of:=[.J67]*[$Perceptron_Params.B$1]*[.F67]" office:value-type="float" office:value="0" calcext:value-type="float">
            <text:p>0</text:p>
          </table:table-cell>
          <table:table-cell table:formula="of:=[.J67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68] - [.A$85]) / [.A$88]" office:value-type="float" office:value="-0.297293485420944" calcext:value-type="float">
            <text:p>-0.297293485420944</text:p>
          </table:table-cell>
          <table:table-cell table:formula="of:=([.B68] - [.B$85]) / [.B$88]" office:value-type="float" office:value="-0.451000279030136" calcext:value-type="float">
            <text:p>-0.451000279030136</text:p>
          </table:table-cell>
          <table:table-cell/>
          <table:table-cell table:formula="of:=([$Perceptron_Params.B$2]*[.E68])+([$Perceptron_Params.B$3]*[.F68])+[$Perceptron_Params.B$4]" office:value-type="float" office:value="-0.111907878853408" calcext:value-type="float">
            <text:p>-0.111907878853408</text:p>
          </table:table-cell>
          <table:table-cell table:formula="of:=IF([.H68]&lt;0;0;1)" office:value-type="float" office:value="0" calcext:value-type="float">
            <text:p>0</text:p>
          </table:table-cell>
          <table:table-cell table:formula="of:=[.C68]-[.I68]" office:value-type="float" office:value="0" calcext:value-type="float">
            <text:p>0</text:p>
          </table:table-cell>
          <table:table-cell/>
          <table:table-cell table:formula="of:=[.J68]*[$Perceptron_Params.B$1]*[.E68]" office:value-type="float" office:value="-0" calcext:value-type="float">
            <text:p>0</text:p>
          </table:table-cell>
          <table:table-cell table:formula="of:=[.J68]*[$Perceptron_Params.B$1]*[.F68]" office:value-type="float" office:value="-0" calcext:value-type="float">
            <text:p>0</text:p>
          </table:table-cell>
          <table:table-cell table:formula="of:=[.J68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.5" calcext:value-type="float">
            <text:p>93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69] - [.A$85]) / [.A$88]" office:value-type="float" office:value="1.54924990228678" calcext:value-type="float">
            <text:p>1.54924990228678</text:p>
          </table:table-cell>
          <table:table-cell table:formula="of:=([.B69] - [.B$85]) / [.B$88]" office:value-type="float" office:value="1.46947650710676" calcext:value-type="float">
            <text:p>1.46947650710676</text:p>
          </table:table-cell>
          <table:table-cell/>
          <table:table-cell table:formula="of:=([$Perceptron_Params.B$2]*[.E69])+([$Perceptron_Params.B$3]*[.F69])+[$Perceptron_Params.B$4]" office:value-type="float" office:value="0.271457157989812" calcext:value-type="float">
            <text:p>0.271457157989812</text:p>
          </table:table-cell>
          <table:table-cell table:formula="of:=IF([.H69]&lt;0;0;1)" office:value-type="float" office:value="1" calcext:value-type="float">
            <text:p>1</text:p>
          </table:table-cell>
          <table:table-cell table:formula="of:=[.C69]-[.I69]" office:value-type="float" office:value="0" calcext:value-type="float">
            <text:p>0</text:p>
          </table:table-cell>
          <table:table-cell/>
          <table:table-cell table:formula="of:=[.J69]*[$Perceptron_Params.B$1]*[.E69]" office:value-type="float" office:value="0" calcext:value-type="float">
            <text:p>0</text:p>
          </table:table-cell>
          <table:table-cell table:formula="of:=[.J69]*[$Perceptron_Params.B$1]*[.F69]" office:value-type="float" office:value="0" calcext:value-type="float">
            <text:p>0</text:p>
          </table:table-cell>
          <table:table-cell table:formula="of:=[.J69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70] - [.A$85]) / [.A$88]" office:value-type="float" office:value="-1.5529429890622" calcext:value-type="float">
            <text:p>-1.5529429890622</text:p>
          </table:table-cell>
          <table:table-cell table:formula="of:=([.B70] - [.B$85]) / [.B$88]" office:value-type="float" office:value="-1.42370930057999" calcext:value-type="float">
            <text:p>-1.42370930057999</text:p>
          </table:table-cell>
          <table:table-cell/>
          <table:table-cell table:formula="of:=([$Perceptron_Params.B$2]*[.E70])+([$Perceptron_Params.B$3]*[.F70])+[$Perceptron_Params.B$4]" office:value-type="float" office:value="-0.254666915298367" calcext:value-type="float">
            <text:p>-0.254666915298367</text:p>
          </table:table-cell>
          <table:table-cell table:formula="of:=IF([.H70]&lt;0;0;1)" office:value-type="float" office:value="0" calcext:value-type="float">
            <text:p>0</text:p>
          </table:table-cell>
          <table:table-cell table:formula="of:=[.C70]-[.I70]" office:value-type="float" office:value="0" calcext:value-type="float">
            <text:p>0</text:p>
          </table:table-cell>
          <table:table-cell/>
          <table:table-cell table:formula="of:=[.J70]*[$Perceptron_Params.B$1]*[.E70]" office:value-type="float" office:value="-0" calcext:value-type="float">
            <text:p>0</text:p>
          </table:table-cell>
          <table:table-cell table:formula="of:=[.J70]*[$Perceptron_Params.B$1]*[.F70]" office:value-type="float" office:value="-0" calcext:value-type="float">
            <text:p>0</text:p>
          </table:table-cell>
          <table:table-cell table:formula="of:=[.J70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1.5" calcext:value-type="float">
            <text:p>71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1] - [.A$85]) / [.A$88]" office:value-type="float" office:value="0.367462134153838" calcext:value-type="float">
            <text:p>0.367462134153838</text:p>
          </table:table-cell>
          <table:table-cell table:formula="of:=([.B71] - [.B$85]) / [.B$88]" office:value-type="float" office:value="0.37206120074282" calcext:value-type="float">
            <text:p>0.37206120074282</text:p>
          </table:table-cell>
          <table:table-cell/>
          <table:table-cell table:formula="of:=([$Perceptron_Params.B$2]*[.E71])+([$Perceptron_Params.B$3]*[.F71])+[$Perceptron_Params.B$4]" office:value-type="float" office:value="0.0727102796086931" calcext:value-type="float">
            <text:p>0.0727102796086931</text:p>
          </table:table-cell>
          <table:table-cell table:formula="of:=IF([.H71]&lt;0;0;1)" office:value-type="float" office:value="1" calcext:value-type="float">
            <text:p>1</text:p>
          </table:table-cell>
          <table:table-cell table:formula="of:=[.C71]-[.I71]" office:value-type="float" office:value="0" calcext:value-type="float">
            <text:p>0</text:p>
          </table:table-cell>
          <table:table-cell/>
          <table:table-cell table:formula="of:=[.J71]*[$Perceptron_Params.B$1]*[.E71]" office:value-type="float" office:value="0" calcext:value-type="float">
            <text:p>0</text:p>
          </table:table-cell>
          <table:table-cell table:formula="of:=[.J71]*[$Perceptron_Params.B$1]*[.F71]" office:value-type="float" office:value="0" calcext:value-type="float">
            <text:p>0</text:p>
          </table:table-cell>
          <table:table-cell table:formula="of:=[.J71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72] - [.A$85]) / [.A$88]" office:value-type="float" office:value="-0.888187369487418" calcext:value-type="float">
            <text:p>-0.888187369487418</text:p>
          </table:table-cell>
          <table:table-cell table:formula="of:=([.B72] - [.B$85]) / [.B$88]" office:value-type="float" office:value="-0.999707932212106" calcext:value-type="float">
            <text:p>-0.999707932212106</text:p>
          </table:table-cell>
          <table:table-cell/>
          <table:table-cell table:formula="of:=([$Perceptron_Params.B$2]*[.E72])+([$Perceptron_Params.B$3]*[.F72])+[$Perceptron_Params.B$4]" office:value-type="float" office:value="-0.211281318043968" calcext:value-type="float">
            <text:p>-0.211281318043968</text:p>
          </table:table-cell>
          <table:table-cell table:formula="of:=IF([.H72]&lt;0;0;1)" office:value-type="float" office:value="0" calcext:value-type="float">
            <text:p>0</text:p>
          </table:table-cell>
          <table:table-cell table:formula="of:=[.C72]-[.I72]" office:value-type="float" office:value="0" calcext:value-type="float">
            <text:p>0</text:p>
          </table:table-cell>
          <table:table-cell/>
          <table:table-cell table:formula="of:=[.J72]*[$Perceptron_Params.B$1]*[.E72]" office:value-type="float" office:value="-0" calcext:value-type="float">
            <text:p>0</text:p>
          </table:table-cell>
          <table:table-cell table:formula="of:=[.J72]*[$Perceptron_Params.B$1]*[.F72]" office:value-type="float" office:value="-0" calcext:value-type="float">
            <text:p>0</text:p>
          </table:table-cell>
          <table:table-cell table:formula="of:=[.J72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.5" calcext:value-type="float">
            <text:p>8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3] - [.A$85]) / [.A$88]" office:value-type="float" office:value="0.810632547203693" calcext:value-type="float">
            <text:p>0.810632547203693</text:p>
          </table:table-cell>
          <table:table-cell table:formula="of:=([.B73] - [.B$85]) / [.B$88]" office:value-type="float" office:value="0.920768853924791" calcext:value-type="float">
            <text:p>0.920768853924791</text:p>
          </table:table-cell>
          <table:table-cell/>
          <table:table-cell table:formula="of:=([$Perceptron_Params.B$2]*[.E73])+([$Perceptron_Params.B$3]*[.F73])+[$Perceptron_Params.B$4]" office:value-type="float" office:value="0.195789051916761" calcext:value-type="float">
            <text:p>0.195789051916761</text:p>
          </table:table-cell>
          <table:table-cell table:formula="of:=IF([.H73]&lt;0;0;1)" office:value-type="float" office:value="1" calcext:value-type="float">
            <text:p>1</text:p>
          </table:table-cell>
          <table:table-cell table:formula="of:=[.C73]-[.I73]" office:value-type="float" office:value="0" calcext:value-type="float">
            <text:p>0</text:p>
          </table:table-cell>
          <table:table-cell/>
          <table:table-cell table:formula="of:=[.J73]*[$Perceptron_Params.B$1]*[.E73]" office:value-type="float" office:value="0" calcext:value-type="float">
            <text:p>0</text:p>
          </table:table-cell>
          <table:table-cell table:formula="of:=[.J73]*[$Perceptron_Params.B$1]*[.F73]" office:value-type="float" office:value="0" calcext:value-type="float">
            <text:p>0</text:p>
          </table:table-cell>
          <table:table-cell table:formula="of:=[.J73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74] - [.A$85]) / [.A$88]" office:value-type="float" office:value="-1.33135778253727" calcext:value-type="float">
            <text:p>-1.33135778253727</text:p>
          </table:table-cell>
          <table:table-cell table:formula="of:=([.B74] - [.B$85]) / [.B$88]" office:value-type="float" office:value="-1.32394427272873" calcext:value-type="float">
            <text:p>-1.32394427272873</text:p>
          </table:table-cell>
          <table:table-cell/>
          <table:table-cell table:formula="of:=([$Perceptron_Params.B$2]*[.E74])+([$Perceptron_Params.B$3]*[.F74])+[$Perceptron_Params.B$4]" office:value-type="float" office:value="-0.254916774672703" calcext:value-type="float">
            <text:p>-0.254916774672703</text:p>
          </table:table-cell>
          <table:table-cell table:formula="of:=IF([.H74]&lt;0;0;1)" office:value-type="float" office:value="0" calcext:value-type="float">
            <text:p>0</text:p>
          </table:table-cell>
          <table:table-cell table:formula="of:=[.C74]-[.I74]" office:value-type="float" office:value="0" calcext:value-type="float">
            <text:p>0</text:p>
          </table:table-cell>
          <table:table-cell/>
          <table:table-cell table:formula="of:=[.J74]*[$Perceptron_Params.B$1]*[.E74]" office:value-type="float" office:value="-0" calcext:value-type="float">
            <text:p>0</text:p>
          </table:table-cell>
          <table:table-cell table:formula="of:=[.J74]*[$Perceptron_Params.B$1]*[.F74]" office:value-type="float" office:value="-0" calcext:value-type="float">
            <text:p>0</text:p>
          </table:table-cell>
          <table:table-cell table:formula="of:=[.J74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8.5" calcext:value-type="float">
            <text:p>8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5] - [.A$85]) / [.A$88]" office:value-type="float" office:value="1.10607948923693" calcext:value-type="float">
            <text:p>1.10607948923693</text:p>
          </table:table-cell>
          <table:table-cell table:formula="of:=([.B75] - [.B$85]) / [.B$88]" office:value-type="float" office:value="1.22006393747859" calcext:value-type="float">
            <text:p>1.22006393747859</text:p>
          </table:table-cell>
          <table:table-cell/>
          <table:table-cell table:formula="of:=([$Perceptron_Params.B$2]*[.E75])+([$Perceptron_Params.B$3]*[.F75])+[$Perceptron_Params.B$4]" office:value-type="float" office:value="0.254302806587522" calcext:value-type="float">
            <text:p>0.254302806587522</text:p>
          </table:table-cell>
          <table:table-cell table:formula="of:=IF([.H75]&lt;0;0;1)" office:value-type="float" office:value="1" calcext:value-type="float">
            <text:p>1</text:p>
          </table:table-cell>
          <table:table-cell table:formula="of:=[.C75]-[.I75]" office:value-type="float" office:value="0" calcext:value-type="float">
            <text:p>0</text:p>
          </table:table-cell>
          <table:table-cell/>
          <table:table-cell table:formula="of:=[.J75]*[$Perceptron_Params.B$1]*[.E75]" office:value-type="float" office:value="0" calcext:value-type="float">
            <text:p>0</text:p>
          </table:table-cell>
          <table:table-cell table:formula="of:=[.J75]*[$Perceptron_Params.B$1]*[.F75]" office:value-type="float" office:value="0" calcext:value-type="float">
            <text:p>0</text:p>
          </table:table-cell>
          <table:table-cell table:formula="of:=[.J75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76] - [.A$85]) / [.A$88]" office:value-type="float" office:value="-0.445016956437563" calcext:value-type="float">
            <text:p>-0.445016956437563</text:p>
          </table:table-cell>
          <table:table-cell table:formula="of:=([.B76] - [.B$85]) / [.B$88]" office:value-type="float" office:value="-0.525824049918586" calcext:value-type="float">
            <text:p>-0.525824049918586</text:p>
          </table:table-cell>
          <table:table-cell/>
          <table:table-cell table:formula="of:=([$Perceptron_Params.B$2]*[.E76])+([$Perceptron_Params.B$3]*[.F76])+[$Perceptron_Params.B$4]" office:value-type="float" office:value="-0.114683650962345" calcext:value-type="float">
            <text:p>-0.114683650962345</text:p>
          </table:table-cell>
          <table:table-cell table:formula="of:=IF([.H76]&lt;0;0;1)" office:value-type="float" office:value="0" calcext:value-type="float">
            <text:p>0</text:p>
          </table:table-cell>
          <table:table-cell table:formula="of:=[.C76]-[.I76]" office:value-type="float" office:value="0" calcext:value-type="float">
            <text:p>0</text:p>
          </table:table-cell>
          <table:table-cell/>
          <table:table-cell table:formula="of:=[.J76]*[$Perceptron_Params.B$1]*[.E76]" office:value-type="float" office:value="-0" calcext:value-type="float">
            <text:p>0</text:p>
          </table:table-cell>
          <table:table-cell table:formula="of:=[.J76]*[$Perceptron_Params.B$1]*[.F76]" office:value-type="float" office:value="-0" calcext:value-type="float">
            <text:p>0</text:p>
          </table:table-cell>
          <table:table-cell table:formula="of:=[.J76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2.5" calcext:value-type="float">
            <text:p>9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7] - [.A$85]) / [.A$88]" office:value-type="float" office:value="1.40152643127017" calcext:value-type="float">
            <text:p>1.40152643127017</text:p>
          </table:table-cell>
          <table:table-cell table:formula="of:=([.B77] - [.B$85]) / [.B$88]" office:value-type="float" office:value="1.41959399318113" calcext:value-type="float">
            <text:p>1.41959399318113</text:p>
          </table:table-cell>
          <table:table-cell/>
          <table:table-cell table:formula="of:=([$Perceptron_Params.B$2]*[.E77])+([$Perceptron_Params.B$3]*[.F77])+[$Perceptron_Params.B$4]" office:value-type="float" office:value="0.277508420956357" calcext:value-type="float">
            <text:p>0.277508420956357</text:p>
          </table:table-cell>
          <table:table-cell table:formula="of:=IF([.H77]&lt;0;0;1)" office:value-type="float" office:value="1" calcext:value-type="float">
            <text:p>1</text:p>
          </table:table-cell>
          <table:table-cell table:formula="of:=[.C77]-[.I77]" office:value-type="float" office:value="0" calcext:value-type="float">
            <text:p>0</text:p>
          </table:table-cell>
          <table:table-cell/>
          <table:table-cell table:formula="of:=[.J77]*[$Perceptron_Params.B$1]*[.E77]" office:value-type="float" office:value="0" calcext:value-type="float">
            <text:p>0</text:p>
          </table:table-cell>
          <table:table-cell table:formula="of:=[.J77]*[$Perceptron_Params.B$1]*[.F77]" office:value-type="float" office:value="0" calcext:value-type="float">
            <text:p>0</text:p>
          </table:table-cell>
          <table:table-cell table:formula="of:=[.J77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78] - [.A$85]) / [.A$88]" office:value-type="float" office:value="-0.962049104995727" calcext:value-type="float">
            <text:p>-0.962049104995727</text:p>
          </table:table-cell>
          <table:table-cell table:formula="of:=([.B78] - [.B$85]) / [.B$88]" office:value-type="float" office:value="-1.02464918917492" calcext:value-type="float">
            <text:p>-1.02464918917492</text:p>
          </table:table-cell>
          <table:table-cell/>
          <table:table-cell table:formula="of:=([$Perceptron_Params.B$2]*[.E78])+([$Perceptron_Params.B$3]*[.F78])+[$Perceptron_Params.B$4]" office:value-type="float" office:value="-0.208255686560695" calcext:value-type="float">
            <text:p>-0.208255686560695</text:p>
          </table:table-cell>
          <table:table-cell table:formula="of:=IF([.H78]&lt;0;0;1)" office:value-type="float" office:value="0" calcext:value-type="float">
            <text:p>0</text:p>
          </table:table-cell>
          <table:table-cell table:formula="of:=[.C78]-[.I78]" office:value-type="float" office:value="0" calcext:value-type="float">
            <text:p>0</text:p>
          </table:table-cell>
          <table:table-cell/>
          <table:table-cell table:formula="of:=[.J78]*[$Perceptron_Params.B$1]*[.E78]" office:value-type="float" office:value="-0" calcext:value-type="float">
            <text:p>0</text:p>
          </table:table-cell>
          <table:table-cell table:formula="of:=[.J78]*[$Perceptron_Params.B$1]*[.F78]" office:value-type="float" office:value="-0" calcext:value-type="float">
            <text:p>0</text:p>
          </table:table-cell>
          <table:table-cell table:formula="of:=[.J78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9] - [.A$85]) / [.A$88]" office:value-type="float" office:value="0.589047340678766" calcext:value-type="float">
            <text:p>0.589047340678766</text:p>
          </table:table-cell>
          <table:table-cell table:formula="of:=([.B79] - [.B$85]) / [.B$88]" office:value-type="float" office:value="0.646415027333805" calcext:value-type="float">
            <text:p>0.646415027333805</text:p>
          </table:table-cell>
          <table:table-cell/>
          <table:table-cell table:formula="of:=([$Perceptron_Params.B$2]*[.E79])+([$Perceptron_Params.B$3]*[.F79])+[$Perceptron_Params.B$4]" office:value-type="float" office:value="0.134249665762727" calcext:value-type="float">
            <text:p>0.134249665762727</text:p>
          </table:table-cell>
          <table:table-cell table:formula="of:=IF([.H79]&lt;0;0;1)" office:value-type="float" office:value="1" calcext:value-type="float">
            <text:p>1</text:p>
          </table:table-cell>
          <table:table-cell table:formula="of:=[.C79]-[.I79]" office:value-type="float" office:value="0" calcext:value-type="float">
            <text:p>0</text:p>
          </table:table-cell>
          <table:table-cell/>
          <table:table-cell table:formula="of:=[.J79]*[$Perceptron_Params.B$1]*[.E79]" office:value-type="float" office:value="0" calcext:value-type="float">
            <text:p>0</text:p>
          </table:table-cell>
          <table:table-cell table:formula="of:=[.J79]*[$Perceptron_Params.B$1]*[.F79]" office:value-type="float" office:value="0" calcext:value-type="float">
            <text:p>0</text:p>
          </table:table-cell>
          <table:table-cell table:formula="of:=[.J79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80] - [.A$85]) / [.A$88]" office:value-type="float" office:value="-0.518878691945872" calcext:value-type="float">
            <text:p>-0.518878691945872</text:p>
          </table:table-cell>
          <table:table-cell table:formula="of:=([.B80] - [.B$85]) / [.B$88]" office:value-type="float" office:value="-0.650530334732671" calcext:value-type="float">
            <text:p>-0.650530334732671</text:p>
          </table:table-cell>
          <table:table-cell/>
          <table:table-cell table:formula="of:=([$Perceptron_Params.B$2]*[.E80])+([$Perceptron_Params.B$3]*[.F80])+[$Perceptron_Params.B$4]" office:value-type="float" office:value="-0.146966159780998" calcext:value-type="float">
            <text:p>-0.146966159780998</text:p>
          </table:table-cell>
          <table:table-cell table:formula="of:=IF([.H80]&lt;0;0;1)" office:value-type="float" office:value="0" calcext:value-type="float">
            <text:p>0</text:p>
          </table:table-cell>
          <table:table-cell table:formula="of:=[.C80]-[.I80]" office:value-type="float" office:value="0" calcext:value-type="float">
            <text:p>0</text:p>
          </table:table-cell>
          <table:table-cell/>
          <table:table-cell table:formula="of:=[.J80]*[$Perceptron_Params.B$1]*[.E80]" office:value-type="float" office:value="-0" calcext:value-type="float">
            <text:p>0</text:p>
          </table:table-cell>
          <table:table-cell table:formula="of:=[.J80]*[$Perceptron_Params.B$1]*[.F80]" office:value-type="float" office:value="-0" calcext:value-type="float">
            <text:p>0</text:p>
          </table:table-cell>
          <table:table-cell table:formula="of:=[.J80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.5" calcext:value-type="float">
            <text:p>89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81] - [.A$85]) / [.A$88]" office:value-type="float" office:value="1.32766469576186" calcext:value-type="float">
            <text:p>1.32766469576186</text:p>
          </table:table-cell>
          <table:table-cell table:formula="of:=([.B81] - [.B$85]) / [.B$88]" office:value-type="float" office:value="1.26994645140423" calcext:value-type="float">
            <text:p>1.26994645140423</text:p>
          </table:table-cell>
          <table:table-cell/>
          <table:table-cell table:formula="of:=([$Perceptron_Params.B$2]*[.E81])+([$Perceptron_Params.B$3]*[.F81])+[$Perceptron_Params.B$4]" office:value-type="float" office:value="0.236398877062223" calcext:value-type="float">
            <text:p>0.236398877062223</text:p>
          </table:table-cell>
          <table:table-cell table:formula="of:=IF([.H81]&lt;0;0;1)" office:value-type="float" office:value="1" calcext:value-type="float">
            <text:p>1</text:p>
          </table:table-cell>
          <table:table-cell table:formula="of:=[.C81]-[.I81]" office:value-type="float" office:value="0" calcext:value-type="float">
            <text:p>0</text:p>
          </table:table-cell>
          <table:table-cell/>
          <table:table-cell table:formula="of:=[.J81]*[$Perceptron_Params.B$1]*[.E81]" office:value-type="float" office:value="0" calcext:value-type="float">
            <text:p>0</text:p>
          </table:table-cell>
          <table:table-cell table:formula="of:=[.J81]*[$Perceptron_Params.B$1]*[.F81]" office:value-type="float" office:value="0" calcext:value-type="float">
            <text:p>0</text:p>
          </table:table-cell>
          <table:table-cell table:formula="of:=[.J81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mean</text:p>
          </table:table-cell>
          <table:table-cell table:number-columns-repeated="9"/>
          <table:table-cell office:value-type="string" calcext:value-type="string">
            <text:p>Total Delta W1</text:p>
          </table:table-cell>
          <table:table-cell office:value-type="string" calcext:value-type="string">
            <text:p>Total Delta W2</text:p>
          </table:table-cell>
          <table:table-cell office:value-type="string" calcext:value-type="string">
            <text:p>Total Delta Bias</text:p>
          </table:table-cell>
          <table:table-cell table:number-columns-repeated="16370"/>
        </table:table-row>
        <table:table-row table:style-name="ro1">
          <table:table-cell table:formula="of:=AVERAGE([.A2:.A81])" office:value-type="float" office:value="42.025" calcext:value-type="float">
            <text:p>42.025</text:p>
          </table:table-cell>
          <table:table-cell table:formula="of:=AVERAGE([.B2:.B81])" office:value-type="float" office:value="64.04125" calcext:value-type="float">
            <text:p>64.04125</text:p>
          </table:table-cell>
          <table:table-cell table:number-columns-repeated="9"/>
          <table:table-cell table:formula="of:=SUM([.L1:.L81])" office:value-type="float" office:value="0" calcext:value-type="float">
            <text:p>0</text:p>
          </table:table-cell>
          <table:table-cell table:formula="of:=SUM([.M1:.M81])" office:value-type="float" office:value="0" calcext:value-type="float">
            <text:p>0</text:p>
          </table:table-cell>
          <table:table-cell table:formula="of:=SUM([.N1:.N81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StDev</text:p>
          </table:table-cell>
          <table:table-cell table:number-columns-repeated="16382"/>
        </table:table-row>
        <table:table-row table:style-name="ro1">
          <table:table-cell table:formula="of:=COM.MICROSOFT.STDEV.P([.A2:.A81])" office:value-type="float" office:value="13.5388099550884" calcext:value-type="float">
            <text:p>13.5388099550884</text:p>
          </table:table-cell>
          <table:table-cell table:formula="of:=COM.MICROSOFT.STDEV.P([.B2:.B81])" office:value-type="float" office:value="20.0471051136442" calcext:value-type="float">
            <text:p>20.0471051136442</text:p>
          </table:table-cell>
          <table:table-cell table:number-columns-repeated="16382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_Data" table:style-name="ta1"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4" table:default-cell-style-name="ce1"/>
        <table:table-column table:style-name="co21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4" table:number-columns-repeated="16365" table:default-cell-style-name="ce1"/>
        <table:table-row table:style-name="ro1">
          <table:table-cell office:value-type="string" calcext:value-type="string">
            <text:p>Feature1</text:p>
          </table:table-cell>
          <table:table-cell office:value-type="string" calcext:value-type="string">
            <text:p>Feature2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Feature1_std</text:p>
          </table:table-cell>
          <table:table-cell office:value-type="string" calcext:value-type="string">
            <text:p>Feature2_std</text:p>
          </table:table-cell>
          <table:table-cell/>
          <table:table-cell office:value-type="string" calcext:value-type="string">
            <text:p>Weighted Sum</text:p>
          </table:table-cell>
          <table:table-cell office:value-type="string" calcext:value-type="string">
            <text:p>Predicted Label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Delta_Weight1</text:p>
          </table:table-cell>
          <table:table-cell office:value-type="string" calcext:value-type="string">
            <text:p>Delta_Weight2</text:p>
          </table:table-cell>
          <table:table-cell office:value-type="string" calcext:value-type="string">
            <text:p>Delta_Bias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] - [.A$24]) / [.A$27]" office:value-type="float" office:value="-1.38078965680281" calcext:value-type="float">
            <text:p>-1.38078965680281</text:p>
          </table:table-cell>
          <table:table-cell table:formula="of:=([.B2] - [.B$24]) / [.B$27]" office:value-type="float" office:value="-1.3494624574522" calcext:value-type="float">
            <text:p>-1.3494624574522</text:p>
          </table:table-cell>
          <table:table-cell/>
          <table:table-cell table:formula="of:=([$Perceptron_Params.B$2]*[.E2])+([$Perceptron_Params.B$3]*[.F2])+[$Perceptron_Params.B$4]" office:value-type="float" office:value="-0.256015609687476" calcext:value-type="float">
            <text:p>-0.256015609687476</text:p>
          </table:table-cell>
          <table:table-cell table:formula="of:=IF([.H2]&lt;0;0;1)" office:value-type="float" office:value="0" calcext:value-type="float">
            <text:p>0</text:p>
          </table:table-cell>
          <table:table-cell table:formula="of:=[.C2]-[.I2]" office:value-type="float" office:value="0" calcext:value-type="float">
            <text:p>0</text:p>
          </table:table-cell>
          <table:table-cell/>
          <table:table-cell table:formula="of:=[.J2]*[$Perceptron_Params.B$1]*[.E2]" office:value-type="float" office:value="-0" calcext:value-type="float">
            <text:p>0</text:p>
          </table:table-cell>
          <table:table-cell table:formula="of:=[.J2]*[$Perceptron_Params.B$1]*[.F2]" office:value-type="float" office:value="-0" calcext:value-type="float">
            <text:p>0</text:p>
          </table:table-cell>
          <table:table-cell table:formula="of:=[.J2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3.5" calcext:value-type="float">
            <text:p>73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] - [.A$24]) / [.A$27]" office:value-type="float" office:value="0.519238450329747" calcext:value-type="float">
            <text:p>0.519238450329747</text:p>
          </table:table-cell>
          <table:table-cell table:formula="of:=([.B3] - [.B$24]) / [.B$27]" office:value-type="float" office:value="0.496011632633582" calcext:value-type="float">
            <text:p>0.496011632633582</text:p>
          </table:table-cell>
          <table:table-cell/>
          <table:table-cell table:formula="of:=([$Perceptron_Params.B$2]*[.E3])+([$Perceptron_Params.B$3]*[.F3])+[$Perceptron_Params.B$4]" office:value-type="float" office:value="0.0922222515773838" calcext:value-type="float">
            <text:p>0.0922222515773838</text:p>
          </table:table-cell>
          <table:table-cell table:formula="of:=IF([.H3]&lt;0;0;1)" office:value-type="float" office:value="1" calcext:value-type="float">
            <text:p>1</text:p>
          </table:table-cell>
          <table:table-cell table:formula="of:=[.C3]-[.I3]" office:value-type="float" office:value="0" calcext:value-type="float">
            <text:p>0</text:p>
          </table:table-cell>
          <table:table-cell/>
          <table:table-cell table:formula="of:=[.J3]*[$Perceptron_Params.B$1]*[.E3]" office:value-type="float" office:value="0" calcext:value-type="float">
            <text:p>0</text:p>
          </table:table-cell>
          <table:table-cell table:formula="of:=[.J3]*[$Perceptron_Params.B$1]*[.F3]" office:value-type="float" office:value="0" calcext:value-type="float">
            <text:p>0</text:p>
          </table:table-cell>
          <table:table-cell table:formula="of:=[.J3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4] - [.A$24]) / [.A$27]" office:value-type="float" office:value="-0.284619594995565" calcext:value-type="float">
            <text:p>-0.284619594995565</text:p>
          </table:table-cell>
          <table:table-cell table:formula="of:=([.B4] - [.B$24]) / [.B$27]" office:value-type="float" office:value="-0.43902857300988" calcext:value-type="float">
            <text:p>-0.43902857300988</text:p>
          </table:table-cell>
          <table:table-cell/>
          <table:table-cell table:formula="of:=([$Perceptron_Params.B$2]*[.E4])+([$Perceptron_Params.B$3]*[.F4])+[$Perceptron_Params.B$4]" office:value-type="float" office:value="-0.109704728331112" calcext:value-type="float">
            <text:p>-0.109704728331112</text:p>
          </table:table-cell>
          <table:table-cell table:formula="of:=IF([.H4]&lt;0;0;1)" office:value-type="float" office:value="0" calcext:value-type="float">
            <text:p>0</text:p>
          </table:table-cell>
          <table:table-cell table:formula="of:=[.C4]-[.I4]" office:value-type="float" office:value="0" calcext:value-type="float">
            <text:p>0</text:p>
          </table:table-cell>
          <table:table-cell/>
          <table:table-cell table:formula="of:=[.J4]*[$Perceptron_Params.B$1]*[.E4]" office:value-type="float" office:value="-0" calcext:value-type="float">
            <text:p>0</text:p>
          </table:table-cell>
          <table:table-cell table:formula="of:=[.J4]*[$Perceptron_Params.B$1]*[.F4]" office:value-type="float" office:value="-0" calcext:value-type="float">
            <text:p>0</text:p>
          </table:table-cell>
          <table:table-cell table:formula="of:=[.J4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4.5" calcext:value-type="float">
            <text:p>84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5] - [.A$24]) / [.A$27]" office:value-type="float" office:value="0.957706475052645" calcext:value-type="float">
            <text:p>0.957706475052645</text:p>
          </table:table-cell>
          <table:table-cell table:formula="of:=([.B5] - [.B$24]) / [.B$27]" office:value-type="float" office:value="1.03735069905874" calcext:value-type="float">
            <text:p>1.03735069905874</text:p>
          </table:table-cell>
          <table:table-cell/>
          <table:table-cell table:formula="of:=([$Perceptron_Params.B$2]*[.E5])+([$Perceptron_Params.B$3]*[.F5])+[$Perceptron_Params.B$4]" office:value-type="float" office:value="0.213447782197804" calcext:value-type="float">
            <text:p>0.213447782197804</text:p>
          </table:table-cell>
          <table:table-cell table:formula="of:=IF([.H5]&lt;0;0;1)" office:value-type="float" office:value="1" calcext:value-type="float">
            <text:p>1</text:p>
          </table:table-cell>
          <table:table-cell table:formula="of:=[.C5]-[.I5]" office:value-type="float" office:value="0" calcext:value-type="float">
            <text:p>0</text:p>
          </table:table-cell>
          <table:table-cell/>
          <table:table-cell table:formula="of:=[.J5]*[$Perceptron_Params.B$1]*[.E5]" office:value-type="float" office:value="0" calcext:value-type="float">
            <text:p>0</text:p>
          </table:table-cell>
          <table:table-cell table:formula="of:=[.J5]*[$Perceptron_Params.B$1]*[.F5]" office:value-type="float" office:value="0" calcext:value-type="float">
            <text:p>0</text:p>
          </table:table-cell>
          <table:table-cell table:formula="of:=[.J5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6] - [.A$24]) / [.A$27]" office:value-type="float" office:value="-1.52694566504377" calcext:value-type="float">
            <text:p>-1.52694566504377</text:p>
          </table:table-cell>
          <table:table-cell table:formula="of:=([.B6] - [.B$24]) / [.B$27]" office:value-type="float" office:value="-1.42328142105563" calcext:value-type="float">
            <text:p>-1.42328142105563</text:p>
          </table:table-cell>
          <table:table-cell/>
          <table:table-cell table:formula="of:=([$Perceptron_Params.B$2]*[.E6])+([$Perceptron_Params.B$3]*[.F6])+[$Perceptron_Params.B$4]" office:value-type="float" office:value="-0.258687299754821" calcext:value-type="float">
            <text:p>-0.258687299754821</text:p>
          </table:table-cell>
          <table:table-cell table:formula="of:=IF([.H6]&lt;0;0;1)" office:value-type="float" office:value="0" calcext:value-type="float">
            <text:p>0</text:p>
          </table:table-cell>
          <table:table-cell table:formula="of:=[.C6]-[.I6]" office:value-type="float" office:value="0" calcext:value-type="float">
            <text:p>0</text:p>
          </table:table-cell>
          <table:table-cell/>
          <table:table-cell table:formula="of:=[.J6]*[$Perceptron_Params.B$1]*[.E6]" office:value-type="float" office:value="-0" calcext:value-type="float">
            <text:p>0</text:p>
          </table:table-cell>
          <table:table-cell table:formula="of:=[.J6]*[$Perceptron_Params.B$1]*[.F6]" office:value-type="float" office:value="-0" calcext:value-type="float">
            <text:p>0</text:p>
          </table:table-cell>
          <table:table-cell table:formula="of:=[.J6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] - [.A$24]) / [.A$27]" office:value-type="float" office:value="1.25001849153458" calcext:value-type="float">
            <text:p>1.25001849153458</text:p>
          </table:table-cell>
          <table:table-cell table:formula="of:=([.B7] - [.B$24]) / [.B$27]" office:value-type="float" office:value="1.18498862626561" calcext:value-type="float">
            <text:p>1.18498862626561</text:p>
          </table:table-cell>
          <table:table-cell/>
          <table:table-cell table:formula="of:=([$Perceptron_Params.B$2]*[.E7])+([$Perceptron_Params.B$3]*[.F7])+[$Perceptron_Params.B$4]" office:value-type="float" office:value="0.218791162332494" calcext:value-type="float">
            <text:p>0.218791162332494</text:p>
          </table:table-cell>
          <table:table-cell table:formula="of:=IF([.H7]&lt;0;0;1)" office:value-type="float" office:value="1" calcext:value-type="float">
            <text:p>1</text:p>
          </table:table-cell>
          <table:table-cell table:formula="of:=[.C7]-[.I7]" office:value-type="float" office:value="0" calcext:value-type="float">
            <text:p>0</text:p>
          </table:table-cell>
          <table:table-cell/>
          <table:table-cell table:formula="of:=[.J7]*[$Perceptron_Params.B$1]*[.E7]" office:value-type="float" office:value="0" calcext:value-type="float">
            <text:p>0</text:p>
          </table:table-cell>
          <table:table-cell table:formula="of:=[.J7]*[$Perceptron_Params.B$1]*[.F7]" office:value-type="float" office:value="0" calcext:value-type="float">
            <text:p>0</text:p>
          </table:table-cell>
          <table:table-cell table:formula="of:=[.J7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8] - [.A$24]) / [.A$27]" office:value-type="float" office:value="-0.65000961559798" calcext:value-type="float">
            <text:p>-0.65000961559798</text:p>
          </table:table-cell>
          <table:table-cell table:formula="of:=([.B8] - [.B$24]) / [.B$27]" office:value-type="float" office:value="-0.783517069825892" calcext:value-type="float">
            <text:p>-0.783517069825892</text:p>
          </table:table-cell>
          <table:table-cell/>
          <table:table-cell table:formula="of:=([$Perceptron_Params.B$2]*[.E8])+([$Perceptron_Params.B$3]*[.F8])+[$Perceptron_Params.B$4]" office:value-type="float" office:value="-0.172989183708668" calcext:value-type="float">
            <text:p>-0.172989183708668</text:p>
          </table:table-cell>
          <table:table-cell table:formula="of:=IF([.H8]&lt;0;0;1)" office:value-type="float" office:value="0" calcext:value-type="float">
            <text:p>0</text:p>
          </table:table-cell>
          <table:table-cell table:formula="of:=[.C8]-[.I8]" office:value-type="float" office:value="0" calcext:value-type="float">
            <text:p>0</text:p>
          </table:table-cell>
          <table:table-cell/>
          <table:table-cell table:formula="of:=[.J8]*[$Perceptron_Params.B$1]*[.E8]" office:value-type="float" office:value="-0" calcext:value-type="float">
            <text:p>0</text:p>
          </table:table-cell>
          <table:table-cell table:formula="of:=[.J8]*[$Perceptron_Params.B$1]*[.F8]" office:value-type="float" office:value="-0" calcext:value-type="float">
            <text:p>0</text:p>
          </table:table-cell>
          <table:table-cell table:formula="of:=[.J8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.5" calcext:value-type="float">
            <text:p>7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9] - [.A$24]) / [.A$27]" office:value-type="float" office:value="0.373082442088782" calcext:value-type="float">
            <text:p>0.373082442088782</text:p>
          </table:table-cell>
          <table:table-cell table:formula="of:=([.B9] - [.B$24]) / [.B$27]" office:value-type="float" office:value="0.446798990231294" calcext:value-type="float">
            <text:p>0.446798990231294</text:p>
          </table:table-cell>
          <table:table-cell/>
          <table:table-cell table:formula="of:=([$Perceptron_Params.B$2]*[.E9])+([$Perceptron_Params.B$3]*[.F9])+[$Perceptron_Params.B$4]" office:value-type="float" office:value="0.0982590584652991" calcext:value-type="float">
            <text:p>0.0982590584652991</text:p>
          </table:table-cell>
          <table:table-cell table:formula="of:=IF([.H9]&lt;0;0;1)" office:value-type="float" office:value="1" calcext:value-type="float">
            <text:p>1</text:p>
          </table:table-cell>
          <table:table-cell table:formula="of:=[.C9]-[.I9]" office:value-type="float" office:value="0" calcext:value-type="float">
            <text:p>0</text:p>
          </table:table-cell>
          <table:table-cell/>
          <table:table-cell table:formula="of:=[.J9]*[$Perceptron_Params.B$1]*[.E9]" office:value-type="float" office:value="0" calcext:value-type="float">
            <text:p>0</text:p>
          </table:table-cell>
          <table:table-cell table:formula="of:=[.J9]*[$Perceptron_Params.B$1]*[.F9]" office:value-type="float" office:value="0" calcext:value-type="float">
            <text:p>0</text:p>
          </table:table-cell>
          <table:table-cell table:formula="of:=[.J9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0] - [.A$24]) / [.A$27]" office:value-type="float" office:value="-1.16155564444136" calcext:value-type="float">
            <text:p>-1.16155564444136</text:p>
          </table:table-cell>
          <table:table-cell table:formula="of:=([.B10] - [.B$24]) / [.B$27]" office:value-type="float" office:value="-1.15261188784305" calcext:value-type="float">
            <text:p>-1.15261188784305</text:p>
          </table:table-cell>
          <table:table-cell/>
          <table:table-cell table:formula="of:=([$Perceptron_Params.B$2]*[.E10])+([$Perceptron_Params.B$3]*[.F10])+[$Perceptron_Params.B$4]" office:value-type="float" office:value="-0.221528335243047" calcext:value-type="float">
            <text:p>-0.221528335243047</text:p>
          </table:table-cell>
          <table:table-cell table:formula="of:=IF([.H10]&lt;0;0;1)" office:value-type="float" office:value="0" calcext:value-type="float">
            <text:p>0</text:p>
          </table:table-cell>
          <table:table-cell table:formula="of:=[.C10]-[.I10]" office:value-type="float" office:value="0" calcext:value-type="float">
            <text:p>0</text:p>
          </table:table-cell>
          <table:table-cell/>
          <table:table-cell table:formula="of:=[.J10]*[$Perceptron_Params.B$1]*[.E10]" office:value-type="float" office:value="-0" calcext:value-type="float">
            <text:p>0</text:p>
          </table:table-cell>
          <table:table-cell table:formula="of:=[.J10]*[$Perceptron_Params.B$1]*[.F10]" office:value-type="float" office:value="-0" calcext:value-type="float">
            <text:p>0</text:p>
          </table:table-cell>
          <table:table-cell table:formula="of:=[.J10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0.5" calcext:value-type="float">
            <text:p>90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1] - [.A$24]) / [.A$27]" office:value-type="float" office:value="1.32309649565506" calcext:value-type="float">
            <text:p>1.32309649565506</text:p>
          </table:table-cell>
          <table:table-cell table:formula="of:=([.B11] - [.B$24]) / [.B$27]" office:value-type="float" office:value="1.33262655347247" calcext:value-type="float">
            <text:p>1.33262655347247</text:p>
          </table:table-cell>
          <table:table-cell/>
          <table:table-cell table:formula="of:=([$Perceptron_Params.B$2]*[.E11])+([$Perceptron_Params.B$3]*[.F11])+[$Perceptron_Params.B$4]" office:value-type="float" office:value="0.259315243664839" calcext:value-type="float">
            <text:p>0.259315243664839</text:p>
          </table:table-cell>
          <table:table-cell table:formula="of:=IF([.H11]&lt;0;0;1)" office:value-type="float" office:value="1" calcext:value-type="float">
            <text:p>1</text:p>
          </table:table-cell>
          <table:table-cell table:formula="of:=[.C11]-[.I11]" office:value-type="float" office:value="0" calcext:value-type="float">
            <text:p>0</text:p>
          </table:table-cell>
          <table:table-cell/>
          <table:table-cell table:formula="of:=[.J11]*[$Perceptron_Params.B$1]*[.E11]" office:value-type="float" office:value="0" calcext:value-type="float">
            <text:p>0</text:p>
          </table:table-cell>
          <table:table-cell table:formula="of:=[.J11]*[$Perceptron_Params.B$1]*[.F11]" office:value-type="float" office:value="0" calcext:value-type="float">
            <text:p>0</text:p>
          </table:table-cell>
          <table:table-cell table:formula="of:=[.J11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.5" calcext:value-type="float">
            <text:p>6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2] - [.A$24]) / [.A$27]" office:value-type="float" office:value="0.00769242148636684" calcext:value-type="float">
            <text:p>0.00769242148636684</text:p>
          </table:table-cell>
          <table:table-cell table:formula="of:=([.B12] - [.B$24]) / [.B$27]" office:value-type="float" office:value="0.249948420622144" calcext:value-type="float">
            <text:p>0.249948420622144</text:p>
          </table:table-cell>
          <table:table-cell/>
          <table:table-cell table:formula="of:=([$Perceptron_Params.B$2]*[.E12])+([$Perceptron_Params.B$3]*[.F12])+[$Perceptron_Params.B$4]" office:value-type="float" office:value="0.0872255848193062" calcext:value-type="float">
            <text:p>0.0872255848193062</text:p>
          </table:table-cell>
          <table:table-cell table:formula="of:=IF([.H12]&lt;0;0;1)" office:value-type="float" office:value="1" calcext:value-type="float">
            <text:p>1</text:p>
          </table:table-cell>
          <table:table-cell table:formula="of:=[.C12]-[.I12]" office:value-type="float" office:value="0" calcext:value-type="float">
            <text:p>0</text:p>
          </table:table-cell>
          <table:table-cell/>
          <table:table-cell table:formula="of:=[.J12]*[$Perceptron_Params.B$1]*[.E12]" office:value-type="float" office:value="0" calcext:value-type="float">
            <text:p>0</text:p>
          </table:table-cell>
          <table:table-cell table:formula="of:=[.J12]*[$Perceptron_Params.B$1]*[.F12]" office:value-type="float" office:value="0" calcext:value-type="float">
            <text:p>0</text:p>
          </table:table-cell>
          <table:table-cell table:formula="of:=[.J12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3] - [.A$24]) / [.A$27]" office:value-type="float" office:value="-0.796165623838945" calcext:value-type="float">
            <text:p>-0.796165623838945</text:p>
          </table:table-cell>
          <table:table-cell table:formula="of:=([.B13] - [.B$24]) / [.B$27]" office:value-type="float" office:value="-0.906548675831611" calcext:value-type="float">
            <text:p>-0.906548675831611</text:p>
          </table:table-cell>
          <table:table-cell/>
          <table:table-cell table:formula="of:=([$Perceptron_Params.B$2]*[.E13])+([$Perceptron_Params.B$3]*[.F13])+[$Perceptron_Params.B$4]" office:value-type="float" office:value="-0.193077867686533" calcext:value-type="float">
            <text:p>-0.193077867686533</text:p>
          </table:table-cell>
          <table:table-cell table:formula="of:=IF([.H13]&lt;0;0;1)" office:value-type="float" office:value="0" calcext:value-type="float">
            <text:p>0</text:p>
          </table:table-cell>
          <table:table-cell table:formula="of:=[.C13]-[.I13]" office:value-type="float" office:value="0" calcext:value-type="float">
            <text:p>0</text:p>
          </table:table-cell>
          <table:table-cell/>
          <table:table-cell table:formula="of:=[.J13]*[$Perceptron_Params.B$1]*[.E13]" office:value-type="float" office:value="-0" calcext:value-type="float">
            <text:p>0</text:p>
          </table:table-cell>
          <table:table-cell table:formula="of:=[.J13]*[$Perceptron_Params.B$1]*[.F13]" office:value-type="float" office:value="-0" calcext:value-type="float">
            <text:p>0</text:p>
          </table:table-cell>
          <table:table-cell table:formula="of:=[.J13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.5" calcext:value-type="float">
            <text:p>81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4] - [.A$24]) / [.A$27]" office:value-type="float" office:value="0.811550466811679" calcext:value-type="float">
            <text:p>0.811550466811679</text:p>
          </table:table-cell>
          <table:table-cell table:formula="of:=([.B14] - [.B$24]) / [.B$27]" office:value-type="float" office:value="0.889712771851881" calcext:value-type="float">
            <text:p>0.889712771851881</text:p>
          </table:table-cell>
          <table:table-cell/>
          <table:table-cell table:formula="of:=([$Perceptron_Params.B$2]*[.E14])+([$Perceptron_Params.B$3]*[.F14])+[$Perceptron_Params.B$4]" office:value-type="float" office:value="0.184650601264678" calcext:value-type="float">
            <text:p>0.184650601264678</text:p>
          </table:table-cell>
          <table:table-cell table:formula="of:=IF([.H14]&lt;0;0;1)" office:value-type="float" office:value="1" calcext:value-type="float">
            <text:p>1</text:p>
          </table:table-cell>
          <table:table-cell table:formula="of:=[.C14]-[.I14]" office:value-type="float" office:value="0" calcext:value-type="float">
            <text:p>0</text:p>
          </table:table-cell>
          <table:table-cell/>
          <table:table-cell table:formula="of:=[.J14]*[$Perceptron_Params.B$1]*[.E14]" office:value-type="float" office:value="0" calcext:value-type="float">
            <text:p>0</text:p>
          </table:table-cell>
          <table:table-cell table:formula="of:=[.J14]*[$Perceptron_Params.B$1]*[.F14]" office:value-type="float" office:value="0" calcext:value-type="float">
            <text:p>0</text:p>
          </table:table-cell>
          <table:table-cell table:formula="of:=[.J14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5] - [.A$24]) / [.A$27]" office:value-type="float" office:value="-1.01539963620039" calcext:value-type="float">
            <text:p>-1.01539963620039</text:p>
          </table:table-cell>
          <table:table-cell table:formula="of:=([.B15] - [.B$24]) / [.B$27]" office:value-type="float" office:value="-1.07879292423962" calcext:value-type="float">
            <text:p>-1.07879292423962</text:p>
          </table:table-cell>
          <table:table-cell/>
          <table:table-cell table:formula="of:=([$Perceptron_Params.B$2]*[.E15])+([$Perceptron_Params.B$3]*[.F15])+[$Perceptron_Params.B$4]" office:value-type="float" office:value="-0.218856645175702" calcext:value-type="float">
            <text:p>-0.218856645175702</text:p>
          </table:table-cell>
          <table:table-cell table:formula="of:=IF([.H15]&lt;0;0;1)" office:value-type="float" office:value="0" calcext:value-type="float">
            <text:p>0</text:p>
          </table:table-cell>
          <table:table-cell table:formula="of:=[.C15]-[.I15]" office:value-type="float" office:value="0" calcext:value-type="float">
            <text:p>0</text:p>
          </table:table-cell>
          <table:table-cell/>
          <table:table-cell table:formula="of:=[.J15]*[$Perceptron_Params.B$1]*[.E15]" office:value-type="float" office:value="-0" calcext:value-type="float">
            <text:p>0</text:p>
          </table:table-cell>
          <table:table-cell table:formula="of:=[.J15]*[$Perceptron_Params.B$1]*[.F15]" office:value-type="float" office:value="-0" calcext:value-type="float">
            <text:p>0</text:p>
          </table:table-cell>
          <table:table-cell table:formula="of:=[.J15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6] - [.A$24]) / [.A$27]" office:value-type="float" office:value="1.76156452037796" calcext:value-type="float">
            <text:p>1.76156452037796</text:p>
          </table:table-cell>
          <table:table-cell table:formula="of:=([.B16] - [.B$24]) / [.B$27]" office:value-type="float" office:value="1.60329608668505" calcext:value-type="float">
            <text:p>1.60329608668505</text:p>
          </table:table-cell>
          <table:table-cell/>
          <table:table-cell table:formula="of:=([$Perceptron_Params.B$2]*[.E16])+([$Perceptron_Params.B$3]*[.F16])+[$Perceptron_Params.B$4]" office:value-type="float" office:value="0.284747307777395" calcext:value-type="float">
            <text:p>0.284747307777395</text:p>
          </table:table-cell>
          <table:table-cell table:formula="of:=IF([.H16]&lt;0;0;1)" office:value-type="float" office:value="1" calcext:value-type="float">
            <text:p>1</text:p>
          </table:table-cell>
          <table:table-cell table:formula="of:=[.C16]-[.I16]" office:value-type="float" office:value="0" calcext:value-type="float">
            <text:p>0</text:p>
          </table:table-cell>
          <table:table-cell/>
          <table:table-cell table:formula="of:=[.J16]*[$Perceptron_Params.B$1]*[.E16]" office:value-type="float" office:value="0" calcext:value-type="float">
            <text:p>0</text:p>
          </table:table-cell>
          <table:table-cell table:formula="of:=[.J16]*[$Perceptron_Params.B$1]*[.F16]" office:value-type="float" office:value="0" calcext:value-type="float">
            <text:p>0</text:p>
          </table:table-cell>
          <table:table-cell table:formula="of:=[.J16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7] - [.A$24]) / [.A$27]" office:value-type="float" office:value="-0.138463586754599" calcext:value-type="float">
            <text:p>-0.138463586754599</text:p>
          </table:table-cell>
          <table:table-cell table:formula="of:=([.B17] - [.B$24]) / [.B$27]" office:value-type="float" office:value="-0.315996967004161" calcext:value-type="float">
            <text:p>-0.315996967004161</text:p>
          </table:table-cell>
          <table:table-cell/>
          <table:table-cell table:formula="of:=([$Perceptron_Params.B$2]*[.E17])+([$Perceptron_Params.B$3]*[.F17])+[$Perceptron_Params.B$4]" office:value-type="float" office:value="-0.0896160443532465" calcext:value-type="float">
            <text:p>-0.0896160443532465</text:p>
          </table:table-cell>
          <table:table-cell table:formula="of:=IF([.H17]&lt;0;0;1)" office:value-type="float" office:value="0" calcext:value-type="float">
            <text:p>0</text:p>
          </table:table-cell>
          <table:table-cell table:formula="of:=[.C17]-[.I17]" office:value-type="float" office:value="0" calcext:value-type="float">
            <text:p>0</text:p>
          </table:table-cell>
          <table:table-cell/>
          <table:table-cell table:formula="of:=[.J17]*[$Perceptron_Params.B$1]*[.E17]" office:value-type="float" office:value="-0" calcext:value-type="float">
            <text:p>0</text:p>
          </table:table-cell>
          <table:table-cell table:formula="of:=[.J17]*[$Perceptron_Params.B$1]*[.F17]" office:value-type="float" office:value="-0" calcext:value-type="float">
            <text:p>0</text:p>
          </table:table-cell>
          <table:table-cell table:formula="of:=[.J17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.5" calcext:value-type="float">
            <text:p>70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8] - [.A$24]) / [.A$27]" office:value-type="float" office:value="0.226926433847816" calcext:value-type="float">
            <text:p>0.226926433847816</text:p>
          </table:table-cell>
          <table:table-cell table:formula="of:=([.B18] - [.B$24]) / [.B$27]" office:value-type="float" office:value="0.348373705426719" calcext:value-type="float">
            <text:p>0.348373705426719</text:p>
          </table:table-cell>
          <table:table-cell/>
          <table:table-cell table:formula="of:=([$Perceptron_Params.B$2]*[.E18])+([$Perceptron_Params.B$3]*[.F18])+[$Perceptron_Params.B$4]" office:value-type="float" office:value="0.0868788714426936" calcext:value-type="float">
            <text:p>0.0868788714426936</text:p>
          </table:table-cell>
          <table:table-cell table:formula="of:=IF([.H18]&lt;0;0;1)" office:value-type="float" office:value="1" calcext:value-type="float">
            <text:p>1</text:p>
          </table:table-cell>
          <table:table-cell table:formula="of:=[.C18]-[.I18]" office:value-type="float" office:value="0" calcext:value-type="float">
            <text:p>0</text:p>
          </table:table-cell>
          <table:table-cell/>
          <table:table-cell table:formula="of:=[.J18]*[$Perceptron_Params.B$1]*[.E18]" office:value-type="float" office:value="0" calcext:value-type="float">
            <text:p>0</text:p>
          </table:table-cell>
          <table:table-cell table:formula="of:=[.J18]*[$Perceptron_Params.B$1]*[.F18]" office:value-type="float" office:value="0" calcext:value-type="float">
            <text:p>0</text:p>
          </table:table-cell>
          <table:table-cell table:formula="of:=[.J18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9] - [.A$24]) / [.A$27]" office:value-type="float" office:value="-1.30771165268233" calcext:value-type="float">
            <text:p>-1.30771165268233</text:p>
          </table:table-cell>
          <table:table-cell table:formula="of:=([.B19] - [.B$24]) / [.B$27]" office:value-type="float" office:value="-1.22643085144648" calcext:value-type="float">
            <text:p>-1.22643085144648</text:p>
          </table:table-cell>
          <table:table-cell/>
          <table:table-cell table:formula="of:=([$Perceptron_Params.B$2]*[.E19])+([$Perceptron_Params.B$3]*[.F19])+[$Perceptron_Params.B$4]" office:value-type="float" office:value="-0.224200025310392" calcext:value-type="float">
            <text:p>-0.224200025310392</text:p>
          </table:table-cell>
          <table:table-cell table:formula="of:=IF([.H19]&lt;0;0;1)" office:value-type="float" office:value="0" calcext:value-type="float">
            <text:p>0</text:p>
          </table:table-cell>
          <table:table-cell table:formula="of:=[.C19]-[.I19]" office:value-type="float" office:value="0" calcext:value-type="float">
            <text:p>0</text:p>
          </table:table-cell>
          <table:table-cell/>
          <table:table-cell table:formula="of:=[.J19]*[$Perceptron_Params.B$1]*[.E19]" office:value-type="float" office:value="-0" calcext:value-type="float">
            <text:p>0</text:p>
          </table:table-cell>
          <table:table-cell table:formula="of:=[.J19]*[$Perceptron_Params.B$1]*[.F19]" office:value-type="float" office:value="-0" calcext:value-type="float">
            <text:p>0</text:p>
          </table:table-cell>
          <table:table-cell table:formula="of:=[.J19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.5" calcext:value-type="float">
            <text:p>85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0] - [.A$24]) / [.A$27]" office:value-type="float" office:value="1.03078447917313" calcext:value-type="float">
            <text:p>1.03078447917313</text:p>
          </table:table-cell>
          <table:table-cell table:formula="of:=([.B20] - [.B$24]) / [.B$27]" office:value-type="float" office:value="1.08656334146103" calcext:value-type="float">
            <text:p>1.08656334146103</text:p>
          </table:table-cell>
          <table:table-cell/>
          <table:table-cell table:formula="of:=([$Perceptron_Params.B$2]*[.E20])+([$Perceptron_Params.B$3]*[.F20])+[$Perceptron_Params.B$4]" office:value-type="float" office:value="0.219137875709107" calcext:value-type="float">
            <text:p>0.219137875709107</text:p>
          </table:table-cell>
          <table:table-cell table:formula="of:=IF([.H20]&lt;0;0;1)" office:value-type="float" office:value="1" calcext:value-type="float">
            <text:p>1</text:p>
          </table:table-cell>
          <table:table-cell table:formula="of:=[.C20]-[.I20]" office:value-type="float" office:value="0" calcext:value-type="float">
            <text:p>0</text:p>
          </table:table-cell>
          <table:table-cell/>
          <table:table-cell table:formula="of:=[.J20]*[$Perceptron_Params.B$1]*[.E20]" office:value-type="float" office:value="0" calcext:value-type="float">
            <text:p>0</text:p>
          </table:table-cell>
          <table:table-cell table:formula="of:=[.J20]*[$Perceptron_Params.B$1]*[.F20]" office:value-type="float" office:value="0" calcext:value-type="float">
            <text:p>0</text:p>
          </table:table-cell>
          <table:table-cell table:formula="of:=[.J20]*[$Perceptron_Params.B$1]" office:value-type="float" office:value="0" calcext:value-type="float">
            <text:p>0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mean</text:p>
          </table:table-cell>
          <table:table-cell table:number-columns-repeated="9"/>
          <table:table-cell office:value-type="string" calcext:value-type="string">
            <text:p>Total Delta W1</text:p>
          </table:table-cell>
          <table:table-cell office:value-type="string" calcext:value-type="string">
            <text:p>Total Delta W2</text:p>
          </table:table-cell>
          <table:table-cell office:value-type="string" calcext:value-type="string">
            <text:p>Total Delta Bias</text:p>
          </table:table-cell>
          <table:table-cell table:number-columns-repeated="16370"/>
        </table:table-row>
        <table:table-row table:style-name="ro1">
          <table:table-cell table:formula="of:=AVERAGE([.A2:.A20])" office:value-type="float" office:value="40.8947368421053" calcext:value-type="float">
            <text:p>40.8947368421053</text:p>
          </table:table-cell>
          <table:table-cell table:formula="of:=AVERAGE([.B2:.B20])" office:value-type="float" office:value="63.4210526315789" calcext:value-type="float">
            <text:p>63.4210526315789</text:p>
          </table:table-cell>
          <table:table-cell table:number-columns-repeated="9"/>
          <table:table-cell table:formula="of:=SUM([.L1:.L20])" office:value-type="float" office:value="0" calcext:value-type="float">
            <text:p>0</text:p>
          </table:table-cell>
          <table:table-cell table:formula="of:=SUM([.M1:.M20])" office:value-type="float" office:value="0" calcext:value-type="float">
            <text:p>0</text:p>
          </table:table-cell>
          <table:table-cell table:formula="of:=SUM([.N1:.N20]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StDev</text:p>
          </table:table-cell>
          <table:table-cell table:number-columns-repeated="16382"/>
        </table:table-row>
        <table:table-row table:style-name="ro1">
          <table:table-cell table:formula="of:=COM.MICROSOFT.STDEV.P([.A2:.A20])" office:value-type="float" office:value="13.6840080956687" calcext:value-type="float">
            <text:p>13.6840080956687</text:p>
          </table:table-cell>
          <table:table-cell table:formula="of:=COM.MICROSOFT.STDEV.P([.B2:.B20])" office:value-type="float" office:value="20.31998184177" calcext:value-type="float">
            <text:p>20.31998184177</text:p>
          </table:table-cell>
          <table:table-cell table:number-columns-repeated="16382"/>
        </table:table-row>
        <table:table-row table:style-name="ro1" table:number-rows-repeated="56">
          <table:table-cell table:number-columns-repeated="16384"/>
        </table:table-row>
        <table:table-row table:style-name="ro1" table:number-rows-repeated="2">
          <table:table-cell table:style-name="Default" table:number-columns-repeated="2"/>
          <table:table-cell table:number-columns-repeated="9"/>
          <table:table-cell table:style-name="Default" table:number-columns-repeated="3"/>
          <table:table-cell table:number-columns-repeated="16370"/>
        </table:table-row>
        <table:table-row table:style-name="ro1" table:number-rows-repeated="3">
          <table:table-cell table:style-name="Default" table:number-columns-repeated="2"/>
          <table:table-cell table:number-columns-repeated="16382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erceptron_Params" table:style-name="ta1">
        <table:table-column table:style-name="co15" table:default-cell-style-name="Default"/>
        <table:table-column table:style-name="co14" table:number-columns-repeated="2" table:default-cell-style-name="Default"/>
        <table:table-row table:style-name="ro1">
          <table:table-cell table:style-name="ce3" office:value-type="string" calcext:value-type="string">
            <text:p>Learning Rate</text:p>
          </table:table-cell>
          <table:table-cell table:style-name="ce2" office:value-type="float" office:value="0.1" calcext:value-type="float">
            <text:p>0.1</text:p>
          </table:table-cell>
          <table:table-cell table:style-name="ce2"/>
        </table:table-row>
        <table:table-row table:style-name="ro1">
          <table:table-cell office:value-type="string" calcext:value-type="string">
            <text:p>Weight1</text:p>
          </table:table-cell>
          <table:table-cell office:value-type="float" office:value="-0.160471" calcext:value-type="float">
            <text:p>-0.160471</text:p>
          </table:table-cell>
          <table:table-cell/>
        </table:table-row>
        <table:table-row table:style-name="ro1">
          <table:table-cell office:value-type="string" calcext:value-type="string">
            <text:p>Weight2</text:p>
          </table:table-cell>
          <table:table-cell office:value-type="float" office:value="0.353913" calcext:value-type="float">
            <text:p>0.353913</text:p>
          </table:table-cell>
          <table:table-cell/>
        </table:table-row>
        <table:table-row table:style-name="ro1">
          <table:table-cell office:value-type="string" calcext:value-type="string">
            <text:p>Bia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pdated Weight1</text:p>
          </table:table-cell>
          <table:table-cell table:formula="of:=[.B2]+[$Train_Data.L85]" office:value-type="float" office:value="-0.160471" calcext:value-type="float">
            <text:p>-0.160471</text:p>
          </table:table-cell>
          <table:table-cell/>
        </table:table-row>
        <table:table-row table:style-name="ro1">
          <table:table-cell office:value-type="string" calcext:value-type="string">
            <text:p>Updated Weight2</text:p>
          </table:table-cell>
          <table:table-cell table:formula="of:=[.B3]+[$Train_Data.M85]" office:value-type="float" office:value="0.353913" calcext:value-type="float">
            <text:p>0.353913</text:p>
          </table:table-cell>
          <table:table-cell/>
        </table:table-row>
        <table:table-row table:style-name="ro1">
          <table:table-cell office:value-type="string" calcext:value-type="string">
            <text:p>Updated Weight3</text:p>
          </table:table-cell>
          <table:table-cell table:formula="of:=[.B4]+[$Train_Data.N85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05:45:02.599730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02:51:22.838615466</meta:creation-date>
    <dc:date>2025-07-21T05:52:12.820859845</dc:date>
    <meta:editing-duration>PT16M21S</meta:editing-duration>
    <meta:editing-cycles>4</meta:editing-cycles>
    <meta:generator>LibreOffice/24.8.7.2$Linux_X86_64 LibreOffice_project/480$Build-2</meta:generator>
    <meta:document-statistic meta:table-count="3" meta:cell-count="1153" meta:object-count="0"/>
  </office:meta>
</office:document-meta>
</file>